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1" style:family="table-cell" style:parent-style-name="Default" style:data-style-name="N10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99.74mm" svg:y="63.95mm">
            <draw:object draw:notify-on-update-of-ranges="Sheet1.B16:Sheet1.B38 Sheet1.D17:Sheet1.D38 Sheet1.E16:Sheet1.E38 Sheet1.E16:Sheet1.E38 Sheet1.B16:Sheet1.B35 Sheet1.G16:Sheet1.G35 Sheet1.H16:Sheet1.H35 Sheet1.H16:Sheet1.H35 Sheet1.B16:Sheet1.B50 Sheet1.J16:Sheet1.J50 Sheet1.K16:Sheet1.K50 Sheet1.K16:Sheet1.K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02" table:default-cell-style-name="Default"/>
        <table:table-column table:style-name="co3" table:default-cell-style-name="Default"/>
        <table:table-column table:style-name="co1" table:number-columns-repeated="809" table:default-cell-style-name="Default"/>
        <table:table-column table:style-name="co4" table:default-cell-style-name="Default"/>
        <table:table-row table:style-name="ro1">
          <table:table-cell table:number-columns-repeated="1020"/>
        </table:table-row>
        <table:table-row table:style-name="ro1">
          <table:table-cell table:number-columns-repeated="11"/>
          <table:table-cell office:value-type="string" calcext:value-type="string">
            <text:p>73→5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Enfriamiento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₀</text:p>
          </table:table-cell>
          <table:table-cell office:value-type="float" office:value="17.1" calcext:value-type="float">
            <text:p>17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_a</text:p>
          </table:table-cell>
          <table:table-cell table:formula="of:=1.0014+(1.0023-1.0014)/(80-75)*3" office:value-type="float" office:value="1.00194" calcext:value-type="float">
            <text:p>1,00194</text:p>
          </table:table-cell>
          <table:table-cell table:formula="of:=ABS(((1.0023-1.0014)/(80-75)))*0.1" office:value-type="float" office:value="0.000017999999999998" calcext:value-type="float">
            <text:p>1,7999999999998E-05</text:p>
          </table:table-cell>
          <table:table-cell table:number-columns-repeated="2"/>
          <table:table-cell office:value-type="string" calcext:value-type="string">
            <text:p>agua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formula="of:=[.O4]-[.M4]" office:value-type="float" office:value="450" calcext:value-type="float">
            <text:p>450</text:p>
          </table:table-cell>
          <table:table-cell table:formula="of:=SQRT([.P4]^2+[.N4]^2)" office:value-type="float" office:value="1.4142135623731" calcext:value-type="float">
            <text:p>1,414213562373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_vaso</text:p>
          </table:table-cell>
          <table:table-cell office:value-type="float" office:value="0.10456" calcext:value-type="float">
            <text:p>0,10456</text:p>
          </table:table-cell>
          <table:table-cell table:style-name="ce2" office:value-type="float" office:value="0.00001" calcext:value-type="float">
            <text:p>1,00E-05</text:p>
          </table:table-cell>
          <table:table-cell/>
          <table:table-cell office:value-type="string" calcext:value-type="string">
            <text:p>equivalente agua</text:p>
          </table:table-cell>
          <table:table-cell table:formula="of:=([.D7]*[.Q4]-[.D6]*[.Q5])/([.Q5]-[.Q4])" office:value-type="float" office:value="0.0438721928665785" calcext:value-type="float">
            <text:p>0,043872192866579</text:p>
          </table:table-cell>
          <table:table-cell table:formula="of:=[.H5]*SQRT(([.E6]/[.D6])^2+([.E7]/[.D7])^2+([.R4]/[.Q4])^2+([.R5]/[.Q5])^2)" office:value-type="float" office:value="0.00036496653362562" calcext:value-type="float">
            <text:p>0,000364966533626</text:p>
          </table:table-cell>
          <table:table-cell table:number-columns-repeated="2"/>
          <table:table-cell office:value-type="string" calcext:value-type="string">
            <text:p>agua2</text:p>
          </table:table-cell>
          <table:table-cell table:formula="of:=[.$B18]+([.$B17]-[.$B18])/([.F17]-[.F18])*(73-[.F18])" office:value-type="float" office:value="54.8275862068966" calcext:value-type="float">
            <text:p>54,8275862068966</text:p>
          </table:table-cell>
          <table:table-cell table:formula="of:=ABS(([.$B17]-[.$B18])/([.F17]-[.F18]))*0.1" office:value-type="float" office:value="1.03448275862069" calcext:value-type="float">
            <text:p>1,03448275862069</text:p>
          </table:table-cell>
          <table:table-cell table:formula="of:=[.$B31]+([.$B30]-[.$B31])/([.F30]-[.F31])*(52-[.F31])" office:value-type="float" office:value="433.636363636364" calcext:value-type="float">
            <text:p>433,636363636364</text:p>
          </table:table-cell>
          <table:table-cell table:formula="of:=ABS(([.$B30]-[.$B31])/([.F30]-[.F31]))*0.1" office:value-type="float" office:value="2.72727272727272" calcext:value-type="float">
            <text:p>2,72727272727272</text:p>
          </table:table-cell>
          <table:table-cell table:formula="of:=[.O5]-[.M5]" office:value-type="float" office:value="378.808777429467" calcext:value-type="float">
            <text:p>378,808777429467</text:p>
          </table:table-cell>
          <table:table-cell table:formula="of:=SQRT([.P5]^2+[.N5]^2)" office:value-type="float" office:value="2.91687694406347" calcext:value-type="float">
            <text:p>2,9168769440634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 agua 1</text:p>
          </table:table-cell>
          <table:table-cell table:formula="of:=0.19286-[.D5]" office:value-type="float" office:value="0.0883" calcext:value-type="float">
            <text:p>0,0883</text:p>
          </table:table-cell>
          <table:table-cell table:style-name="ce2" office:value-type="float" office:value="0.00001" calcext:value-type="float">
            <text:p>1,00E-05</text:p>
          </table:table-cell>
          <table:table-cell/>
          <table:table-cell office:value-type="string" calcext:value-type="string">
            <text:p>calor específico glic</text:p>
          </table:table-cell>
          <table:table-cell table:formula="of:=[.H4]*([.D6]*[.Q4]+[.H5]*([.Q6]-[.Q4]))/([.D8]*[.Q4])" office:value-type="float" office:value="1.35034154910234" calcext:value-type="float">
            <text:p>1,35034154910234</text:p>
          </table:table-cell>
          <table:table-cell office:value-type="float" office:value="0.017" calcext:value-type="float">
            <text:p>0,017</text:p>
          </table:table-cell>
          <table:table-cell table:number-columns-repeated="2"/>
          <table:table-cell office:value-type="string" calcext:value-type="string">
            <text:p>glicerina</text:p>
          </table:table-cell>
          <table:table-cell table:formula="of:=[.$B21]+([.$B20]-[.$B21])/([.I20]-[.I21])*(73-[.I21])" office:value-type="float" office:value="146.538461538462" calcext:value-type="float">
            <text:p>146,538461538462</text:p>
          </table:table-cell>
          <table:table-cell table:formula="of:=ABS(([.$B20]-[.$B21])/([.I20]-[.I21]))*0.1" office:value-type="float" office:value="1.15384615384616" calcext:value-type="float">
            <text:p>1,15384615384616</text:p>
          </table:table-cell>
          <table:table-cell table:formula="of:=[.$B47]+([.$B46]-[.$B47])/([.I46]-[.I47])*(52-[.I47])" office:value-type="float" office:value="908.571428571429" calcext:value-type="float">
            <text:p>908,571428571429</text:p>
          </table:table-cell>
          <table:table-cell table:formula="of:=ABS(([.$B46]-[.$B47])/([.I46]-[.I47]))*0.1" office:value-type="float" office:value="4.28571428571427" calcext:value-type="float">
            <text:p>4,28571428571427</text:p>
          </table:table-cell>
          <table:table-cell table:formula="of:=[.O6]-[.M6]" office:value-type="float" office:value="762.032967032967" calcext:value-type="float">
            <text:p>762,032967032967</text:p>
          </table:table-cell>
          <table:table-cell table:formula="of:=SQRT([.P6]^2+[.N6]^2)" office:value-type="float" office:value="4.43832264324271" calcext:value-type="float">
            <text:p>4,4383226432427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 agua 2</text:p>
          </table:table-cell>
          <table:table-cell table:formula="of:=0.17195-[.D5]" office:value-type="float" office:value="0.06739" calcext:value-type="float">
            <text:p>0,06739</text:p>
          </table:table-cell>
          <table:table-cell table:style-name="ce2" office:value-type="float" office:value="0.00001" calcext:value-type="float">
            <text:p>1,00E-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 glicerina</text:p>
          </table:table-cell>
          <table:table-cell table:formula="of:=0.19265-[.D5]" office:value-type="float" office:value="0.08809" calcext:value-type="float">
            <text:p>0,08809</text:p>
          </table:table-cell>
          <table:table-cell table:style-name="ce2" office:value-type="float" office:value="0.00001" calcext:value-type="float">
            <text:p>1,00E-05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Regresió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Regresió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Regresión</text:p>
          </table:table-cell>
          <table:covered-table-cell/>
          <table:table-cell table:number-columns-repeated="1010"/>
        </table:table-row>
        <table:table-row table:style-name="ro1">
          <table:table-cell table:number-columns-repeated="2"/>
          <table:table-cell table:number-matrix-columns-spanned="2" table:number-matrix-rows-spanned="4" table:formula="of:=LINEST([.D16:.D38];[.$B16:.$B38]; ;1)" office:value-type="float" office:value="-0.000995909410729364" calcext:value-type="float">
            <text:p>-0,000995909410729</text:p>
          </table:table-cell>
          <table:table-cell office:value-type="float" office:value="0.0413610928846276" calcext:value-type="float">
            <text:p>0,041361092884628</text:p>
          </table:table-cell>
          <table:table-cell/>
          <table:table-cell table:number-matrix-columns-spanned="2" table:number-matrix-rows-spanned="4" table:formula="of:=LINEST([.G16:.G35];[.$B16:.$B35]; ;1)" office:value-type="float" office:value="-0.00118549246589119" calcext:value-type="float">
            <text:p>-0,001185492465891</text:p>
          </table:table-cell>
          <table:table-cell office:value-type="float" office:value="0.0480699996567814" calcext:value-type="float">
            <text:p>0,048069999656782</text:p>
          </table:table-cell>
          <table:table-cell/>
          <table:table-cell table:number-matrix-columns-spanned="2" table:number-matrix-rows-spanned="4" table:formula="of:=LINEST([.J16:.J50];[.$B16:.$B50]; ;1)" office:value-type="float" office:value="-0.000610382779285324" calcext:value-type="float">
            <text:p>-0,000610382779285</text:p>
          </table:table-cell>
          <table:table-cell office:value-type="float" office:value="0.082738391561122" calcext:value-type="float">
            <text:p>0,08273839156112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.0000219362857892061" calcext:value-type="float">
            <text:p>2,19362857892061E-05</text:p>
          </table:table-cell>
          <table:table-cell office:value-type="float" office:value="0.00845330078623257" calcext:value-type="float">
            <text:p>0,008453300786233</text:p>
          </table:table-cell>
          <table:table-cell/>
          <table:table-cell office:value-type="float" office:value="0.0000306567216278606" calcext:value-type="float">
            <text:p>3,06567216278606E-05</text:p>
          </table:table-cell>
          <table:table-cell office:value-type="float" office:value="0.0102206953615989" calcext:value-type="float">
            <text:p>0,010220695361599</text:p>
          </table:table-cell>
          <table:table-cell/>
          <table:table-cell office:value-type="float" office:value="0.0000102810319832526" calcext:value-type="float">
            <text:p>1,02810319832526E-05</text:p>
          </table:table-cell>
          <table:table-cell office:value-type="float" office:value="0.00609882741185955" calcext:value-type="float">
            <text:p>0,00609882741186</text:p>
          </table:table-cell>
          <table:table-cell table:number-columns-repeated="13"/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2"/>
          <table:table-cell office:value-type="float" office:value="0.98991436056449" calcext:value-type="float">
            <text:p>0,98991436056449</text:p>
          </table:table-cell>
          <table:table-cell office:value-type="float" office:value="0.0209350791174237" calcext:value-type="float">
            <text:p>0,020935079117424</text:p>
          </table:table-cell>
          <table:table-cell/>
          <table:table-cell office:value-type="float" office:value="0.988105947729314" calcext:value-type="float">
            <text:p>0,988105947729314</text:p>
          </table:table-cell>
          <table:table-cell office:value-type="float" office:value="0.0237168926444724" calcext:value-type="float">
            <text:p>0,023716892644473</text:p>
          </table:table-cell>
          <table:table-cell/>
          <table:table-cell office:value-type="float" office:value="0.990724534093986" calcext:value-type="float">
            <text:p>0,990724534093986</text:p>
          </table:table-cell>
          <table:table-cell office:value-type="float" office:value="0.018428588516011" calcext:value-type="float">
            <text:p>0,018428588516011</text:p>
          </table:table-cell>
          <table:table-cell table:number-columns-repeated="13"/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2"/>
          <table:table-cell office:value-type="float" office:value="2061.16842712649" calcext:value-type="float">
            <text:p>2061,168427126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95.36143396327" calcext:value-type="float">
            <text:p>1495,361433963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24.77276682195" calcext:value-type="float">
            <text:p>3524,77276682195</text:p>
          </table:table-cell>
          <table:table-cell office:value-type="float" office:value="33" calcext:value-type="float">
            <text:p>33</text:p>
          </table:table-cell>
          <table:table-cell table:number-columns-repeated="13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₁</text:p>
          </table:table-cell>
          <table:table-cell office:value-type="string" calcext:value-type="string">
            <text:p>Y₁</text:p>
          </table:table-cell>
          <table:table-cell/>
          <table:table-cell office:value-type="string" calcext:value-type="string">
            <text:p>T₂</text:p>
          </table:table-cell>
          <table:table-cell office:value-type="string" calcext:value-type="string">
            <text:p>Y₂</text:p>
          </table:table-cell>
          <table:table-cell/>
          <table:table-cell office:value-type="string" calcext:value-type="string">
            <text:p>T₃</text:p>
          </table:table-cell>
          <table:table-cell office:value-type="string" calcext:value-type="string">
            <text:p>Y₃</text:p>
          </table:table-cell>
          <table:table-cell table:number-columns-repeated="13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LN(([.C16]-[.$D$4])/([.$C$18]-[.$D$4]))" office:value-type="float" office:value="0.0856687945547978" calcext:value-type="float">
            <text:p>0,085668794554798</text:p>
          </table:table-cell>
          <table:table-cell table:formula="of:=SQRT((0.1/([.$C$18]-[.$D$4]))^2+(0.1*([.$C$18]-[.$D$4])*(([.C16]-[.$D$4])/([.$C$18]-[.$D$4])^2-1/([.C16]-[.$D$4]))^2)+(0.1/([.C16]-[.$D$4]))^2)" office:value-type="float" office:value="0.00765122879533466" calcext:value-type="float">
            <text:p>0,007651228795335</text:p>
          </table:table-cell>
          <table:table-cell office:value-type="float" office:value="78.6" calcext:value-type="float">
            <text:p>78,6</text:p>
          </table:table-cell>
          <table:table-cell table:formula="of:=LN(([.F16]-[.$D$4])/([.$C$18]-[.$D$4]))" office:value-type="float" office:value="0.0954727946514187" calcext:value-type="float">
            <text:p>0,095472794651419</text:p>
          </table:table-cell>
          <table:table-cell table:formula="of:=SQRT((0.1/([.$C$18]-[.$D$4]))^2+(0.1*([.$C$18]-[.$D$4])*(([.F16]-[.$D$4])/([.$C$18]-[.$D$4])^2-1/([.F16]-[.$D$4]))^2)+(0.1/([.F16]-[.$D$4]))^2)" office:value-type="float" office:value="0.0084419512919549" calcext:value-type="float">
            <text:p>0,008441951291955</text:p>
          </table:table-cell>
          <table:table-cell office:value-type="float" office:value="77.9" calcext:value-type="float">
            <text:p>77,9</text:p>
          </table:table-cell>
          <table:table-cell table:formula="of:=LN(([.I16]-[.$D$4])/([.$C$18]-[.$D$4]))" office:value-type="float" office:value="0.0840254088110679" calcext:value-type="float">
            <text:p>0,084025408811068</text:p>
          </table:table-cell>
          <table:table-cell table:formula="of:=SQRT((0.1/([.$C$18]-[.$D$4]))^2+(0.1*([.$C$18]-[.$D$4])*(([.I16]-[.$D$4])/([.$C$18]-[.$D$4])^2-1/([.I16]-[.$D$4]))^2)+(0.1/([.I16]-[.$D$4]))^2)" office:value-type="float" office:value="0.00751964581489425" calcext:value-type="float">
            <text:p>0,007519645814894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4.9" calcext:value-type="float">
            <text:p>74,9</text:p>
          </table:table-cell>
          <table:table-cell table:formula="of:=LN(([.C17]-[.$D$4])/([.$C$18]-[.$D$4]))" office:value-type="float" office:value="0.0334243955172784" calcext:value-type="float">
            <text:p>0,033424395517279</text:p>
          </table:table-cell>
          <table:table-cell table:formula="of:=SQRT((0.1/([.$C$18]-[.$D$4]))^2+(0.1*([.$C$18]-[.$D$4])*(([.C17]-[.$D$4])/([.$C$18]-[.$D$4])^2-1/([.C17]-[.$D$4]))^2)+(0.1/([.C17]-[.$D$4]))^2)" office:value-type="float" office:value="0.00376704614926985" calcext:value-type="float">
            <text:p>0,00376704614927</text:p>
          </table:table-cell>
          <table:table-cell office:value-type="float" office:value="75.4" calcext:value-type="float">
            <text:p>75,4</text:p>
          </table:table-cell>
          <table:table-cell table:formula="of:=LN(([.F17]-[.$D$4])/([.$C$18]-[.$D$4]))" office:value-type="float" office:value="0.0420377131953933" calcext:value-type="float">
            <text:p>0,042037713195393</text:p>
          </table:table-cell>
          <table:table-cell table:formula="of:=SQRT((0.1/([.$C$18]-[.$D$4]))^2+(0.1*([.$C$18]-[.$D$4])*(([.F17]-[.$D$4])/([.$C$18]-[.$D$4])^2-1/([.F17]-[.$D$4]))^2)+(0.1/([.F17]-[.$D$4]))^2)" office:value-type="float" office:value="0.00433532016013488" calcext:value-type="float">
            <text:p>0,004335320160135</text:p>
          </table:table-cell>
          <table:table-cell office:value-type="float" office:value="77.7" calcext:value-type="float">
            <text:p>77,7</text:p>
          </table:table-cell>
          <table:table-cell table:formula="of:=LN(([.I17]-[.$D$4])/([.$C$18]-[.$D$4]))" office:value-type="float" office:value="0.0807305129142153" calcext:value-type="float">
            <text:p>0,080730512914215</text:p>
          </table:table-cell>
          <table:table-cell table:formula="of:=SQRT((0.1/([.$C$18]-[.$D$4]))^2+(0.1*([.$C$18]-[.$D$4])*(([.I17]-[.$D$4])/([.$C$18]-[.$D$4])^2-1/([.I17]-[.$D$4]))^2)+(0.1/([.I17]-[.$D$4]))^2)" office:value-type="float" office:value="0.00725678245416232" calcext:value-type="float">
            <text:p>0,007256782454162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formula="of:=LN(([.C18]-[.$D$4])/([.$C$18]-[.$D$4]))" office:value-type="float" office:value="0" calcext:value-type="float">
            <text:p>0</text:p>
          </table:table-cell>
          <table:table-cell table:formula="of:=SQRT((0.1/([.$C$18]-[.$D$4]))^2+(0.1*([.$C$18]-[.$D$4])*(([.C18]-[.$D$4])/([.$C$18]-[.$D$4])^2-1/([.C18]-[.$D$4]))^2)+(0.1/([.C18]-[.$D$4]))^2)" office:value-type="float" office:value="0.00252989903823452" calcext:value-type="float">
            <text:p>0,002529899038235</text:p>
          </table:table-cell>
          <table:table-cell office:value-type="float" office:value="72.5" calcext:value-type="float">
            <text:p>72,5</text:p>
          </table:table-cell>
          <table:table-cell table:formula="of:=LN(([.F18]-[.$D$4])/([.$C$18]-[.$D$4]))" office:value-type="float" office:value="-0.0089847864078153" calcext:value-type="float">
            <text:p>-0,008984786407815</text:p>
          </table:table-cell>
          <table:table-cell table:formula="of:=SQRT((0.1/([.$C$18]-[.$D$4]))^2+(0.1*([.$C$18]-[.$D$4])*(([.F18]-[.$D$4])/([.$C$18]-[.$D$4])^2-1/([.F18]-[.$D$4]))^2)+(0.1/([.F18]-[.$D$4]))^2)" office:value-type="float" office:value="0.00265256087016735" calcext:value-type="float">
            <text:p>0,002652560870167</text:p>
          </table:table-cell>
          <table:table-cell office:value-type="float" office:value="77" calcext:value-type="float">
            <text:p>77</text:p>
          </table:table-cell>
          <table:table-cell table:formula="of:=LN(([.I18]-[.$D$4])/([.$C$18]-[.$D$4]))" office:value-type="float" office:value="0.0691121249603502" calcext:value-type="float">
            <text:p>0,06911212496035</text:p>
          </table:table-cell>
          <table:table-cell table:formula="of:=SQRT((0.1/([.$C$18]-[.$D$4]))^2+(0.1*([.$C$18]-[.$D$4])*(([.I18]-[.$D$4])/([.$C$18]-[.$D$4])^2-1/([.I18]-[.$D$4]))^2)+(0.1/([.I18]-[.$D$4]))^2)" office:value-type="float" office:value="0.00634196318420758" calcext:value-type="float">
            <text:p>0,006341963184208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0.3" calcext:value-type="float">
            <text:p>70,3</text:p>
          </table:table-cell>
          <table:table-cell table:formula="of:=LN(([.C19]-[.$D$4])/([.$C$18]-[.$D$4]))" office:value-type="float" office:value="-0.0495059838134549" calcext:value-type="float">
            <text:p>-0,049505983813455</text:p>
          </table:table-cell>
          <table:table-cell table:formula="of:=SQRT((0.1/([.$C$18]-[.$D$4]))^2+(0.1*([.$C$18]-[.$D$4])*(([.C19]-[.$D$4])/([.$C$18]-[.$D$4])^2-1/([.C19]-[.$D$4]))^2)+(0.1/([.C19]-[.$D$4]))^2)" office:value-type="float" office:value="0.00492799448534306" calcext:value-type="float">
            <text:p>0,004927994485343</text:p>
          </table:table-cell>
          <table:table-cell office:value-type="float" office:value="70.4" calcext:value-type="float">
            <text:p>70,4</text:p>
          </table:table-cell>
          <table:table-cell table:formula="of:=LN(([.F19]-[.$D$4])/([.$C$18]-[.$D$4]))" office:value-type="float" office:value="-0.0476280489892545" calcext:value-type="float">
            <text:p>-0,047628048989255</text:p>
          </table:table-cell>
          <table:table-cell table:formula="of:=SQRT((0.1/([.$C$18]-[.$D$4]))^2+(0.1*([.$C$18]-[.$D$4])*(([.F19]-[.$D$4])/([.$C$18]-[.$D$4])^2-1/([.F19]-[.$D$4]))^2)+(0.1/([.F19]-[.$D$4]))^2)" office:value-type="float" office:value="0.00479213527300343" calcext:value-type="float">
            <text:p>0,004792135273003</text:p>
          </table:table-cell>
          <table:table-cell office:value-type="float" office:value="75.8" calcext:value-type="float">
            <text:p>75,8</text:p>
          </table:table-cell>
          <table:table-cell table:formula="of:=LN(([.I19]-[.$D$4])/([.$C$18]-[.$D$4]))" office:value-type="float" office:value="0.0488753466729972" calcext:value-type="float">
            <text:p>0,048875346672997</text:p>
          </table:table-cell>
          <table:table-cell table:formula="of:=SQRT((0.1/([.$C$18]-[.$D$4]))^2+(0.1*([.$C$18]-[.$D$4])*(([.I19]-[.$D$4])/([.$C$18]-[.$D$4])^2-1/([.I19]-[.$D$4]))^2)+(0.1/([.I19]-[.$D$4]))^2)" office:value-type="float" office:value="0.00481760974781783" calcext:value-type="float">
            <text:p>0,004817609747818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8.1" calcext:value-type="float">
            <text:p>68,1</text:p>
          </table:table-cell>
          <table:table-cell table:formula="of:=LN(([.C20]-[.$D$4])/([.$C$18]-[.$D$4]))" office:value-type="float" office:value="-0.0917387474367278" calcext:value-type="float">
            <text:p>-0,091738747436728</text:p>
          </table:table-cell>
          <table:table-cell table:formula="of:=SQRT((0.1/([.$C$18]-[.$D$4]))^2+(0.1*([.$C$18]-[.$D$4])*(([.C20]-[.$D$4])/([.$C$18]-[.$D$4])^2-1/([.C20]-[.$D$4]))^2)+(0.1/([.C20]-[.$D$4]))^2)" office:value-type="float" office:value="0.00821193097876317" calcext:value-type="float">
            <text:p>0,008211930978763</text:p>
          </table:table-cell>
          <table:table-cell office:value-type="float" office:value="67" calcext:value-type="float">
            <text:p>67</text:p>
          </table:table-cell>
          <table:table-cell table:formula="of:=LN(([.F20]-[.$D$4])/([.$C$18]-[.$D$4]))" office:value-type="float" office:value="-0.113543377403581" calcext:value-type="float">
            <text:p>-0,113543377403581</text:p>
          </table:table-cell>
          <table:table-cell table:formula="of:=SQRT((0.1/([.$C$18]-[.$D$4]))^2+(0.1*([.$C$18]-[.$D$4])*(([.F20]-[.$D$4])/([.$C$18]-[.$D$4])^2-1/([.F20]-[.$D$4]))^2)+(0.1/([.F20]-[.$D$4]))^2)" office:value-type="float" office:value="0.00999322341368105" calcext:value-type="float">
            <text:p>0,009993223413681</text:p>
          </table:table-cell>
          <table:table-cell office:value-type="float" office:value="75.3" calcext:value-type="float">
            <text:p>75,3</text:p>
          </table:table-cell>
          <table:table-cell table:formula="of:=LN(([.I20]-[.$D$4])/([.$C$18]-[.$D$4]))" office:value-type="float" office:value="0.0403209745763386" calcext:value-type="float">
            <text:p>0,040320974576339</text:p>
          </table:table-cell>
          <table:table-cell table:formula="of:=SQRT((0.1/([.$C$18]-[.$D$4]))^2+(0.1*([.$C$18]-[.$D$4])*(([.I20]-[.$D$4])/([.$C$18]-[.$D$4])^2-1/([.I20]-[.$D$4]))^2)+(0.1/([.I20]-[.$D$4]))^2)" office:value-type="float" office:value="0.0042180862982871" calcext:value-type="float">
            <text:p>0,004218086298287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7.3" calcext:value-type="float">
            <text:p>67,3</text:p>
          </table:table-cell>
          <table:table-cell table:formula="of:=LN(([.C21]-[.$D$4])/([.$C$18]-[.$D$4]))" office:value-type="float" office:value="-0.10754935346337" calcext:value-type="float">
            <text:p>-0,10754935346337</text:p>
          </table:table-cell>
          <table:table-cell table:formula="of:=SQRT((0.1/([.$C$18]-[.$D$4]))^2+(0.1*([.$C$18]-[.$D$4])*(([.C21]-[.$D$4])/([.$C$18]-[.$D$4])^2-1/([.C21]-[.$D$4]))^2)+(0.1/([.C21]-[.$D$4]))^2)" office:value-type="float" office:value="0.00950032918808619" calcext:value-type="float">
            <text:p>0,009500329188086</text:p>
          </table:table-cell>
          <table:table-cell office:value-type="float" office:value="65.5" calcext:value-type="float">
            <text:p>65,5</text:p>
          </table:table-cell>
          <table:table-cell table:formula="of:=LN(([.F21]-[.$D$4])/([.$C$18]-[.$D$4]))" office:value-type="float" office:value="-0.144064566438467" calcext:value-type="float">
            <text:p>-0,144064566438467</text:p>
          </table:table-cell>
          <table:table-cell table:formula="of:=SQRT((0.1/([.$C$18]-[.$D$4]))^2+(0.1*([.$C$18]-[.$D$4])*(([.F21]-[.$D$4])/([.$C$18]-[.$D$4])^2-1/([.F21]-[.$D$4]))^2)+(0.1/([.F21]-[.$D$4]))^2)" office:value-type="float" office:value="0.0125304290670622" calcext:value-type="float">
            <text:p>0,012530429067062</text:p>
          </table:table-cell>
          <table:table-cell office:value-type="float" office:value="72.7" calcext:value-type="float">
            <text:p>72,7</text:p>
          </table:table-cell>
          <table:table-cell table:formula="of:=LN(([.I21]-[.$D$4])/([.$C$18]-[.$D$4]))" office:value-type="float" office:value="-0.00538117890451671" calcext:value-type="float">
            <text:p>-0,005381178904517</text:p>
          </table:table-cell>
          <table:table-cell table:formula="of:=SQRT((0.1/([.$C$18]-[.$D$4]))^2+(0.1*([.$C$18]-[.$D$4])*(([.I21]-[.$D$4])/([.$C$18]-[.$D$4])^2-1/([.I21]-[.$D$4]))^2)+(0.1/([.I21]-[.$D$4]))^2)" office:value-type="float" office:value="0.00257725146790368" calcext:value-type="float">
            <text:p>0,002577251467904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5.9" calcext:value-type="float">
            <text:p>65,9</text:p>
          </table:table-cell>
          <table:table-cell table:formula="of:=LN(([.C22]-[.$D$4])/([.$C$18]-[.$D$4]))" office:value-type="float" office:value="-0.135834067301952" calcext:value-type="float">
            <text:p>-0,135834067301952</text:p>
          </table:table-cell>
          <table:table-cell table:formula="of:=SQRT((0.1/([.$C$18]-[.$D$4]))^2+(0.1*([.$C$18]-[.$D$4])*(([.C22]-[.$D$4])/([.$C$18]-[.$D$4])^2-1/([.C22]-[.$D$4]))^2)+(0.1/([.C22]-[.$D$4]))^2)" office:value-type="float" office:value="0.0118423480972541" calcext:value-type="float">
            <text:p>0,011842348097254</text:p>
          </table:table-cell>
          <table:table-cell office:value-type="float" office:value="63.7" calcext:value-type="float">
            <text:p>63,7</text:p>
          </table:table-cell>
          <table:table-cell table:formula="of:=LN(([.F22]-[.$D$4])/([.$C$18]-[.$D$4]))" office:value-type="float" office:value="-0.181963839029453" calcext:value-type="float">
            <text:p>-0,181963839029453</text:p>
          </table:table-cell>
          <table:table-cell table:formula="of:=SQRT((0.1/([.$C$18]-[.$D$4]))^2+(0.1*([.$C$18]-[.$D$4])*(([.F22]-[.$D$4])/([.$C$18]-[.$D$4])^2-1/([.F22]-[.$D$4]))^2)+(0.1/([.F22]-[.$D$4]))^2)" office:value-type="float" office:value="0.0157277081241181" calcext:value-type="float">
            <text:p>0,015727708124118</text:p>
          </table:table-cell>
          <table:table-cell office:value-type="float" office:value="71.9" calcext:value-type="float">
            <text:p>71,9</text:p>
          </table:table-cell>
          <table:table-cell table:formula="of:=LN(([.I22]-[.$D$4])/([.$C$18]-[.$D$4]))" office:value-type="float" office:value="-0.0198741862070835" calcext:value-type="float">
            <text:p>-0,019874186207084</text:p>
          </table:table-cell>
          <table:table-cell table:formula="of:=SQRT((0.1/([.$C$18]-[.$D$4]))^2+(0.1*([.$C$18]-[.$D$4])*(([.I22]-[.$D$4])/([.$C$18]-[.$D$4])^2-1/([.I22]-[.$D$4]))^2)+(0.1/([.I22]-[.$D$4]))^2)" office:value-type="float" office:value="0.00305890207040723" calcext:value-type="float">
            <text:p>0,003058902070407</text:p>
          </table:table-cell>
          <table:table-cell table:number-columns-repeated="12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table:formula="of:=LN(([.C23]-[.$D$4])/([.$C$18]-[.$D$4]))" office:value-type="float" office:value="-0.17554670470882" calcext:value-type="float">
            <text:p>-0,17554670470882</text:p>
          </table:table-cell>
          <table:table-cell table:formula="of:=SQRT((0.1/([.$C$18]-[.$D$4]))^2+(0.1*([.$C$18]-[.$D$4])*(([.C23]-[.$D$4])/([.$C$18]-[.$D$4])^2-1/([.C23]-[.$D$4]))^2)+(0.1/([.C23]-[.$D$4]))^2)" office:value-type="float" office:value="0.0151833331552393" calcext:value-type="float">
            <text:p>0,015183333155239</text:p>
          </table:table-cell>
          <table:table-cell office:value-type="float" office:value="62.2" calcext:value-type="float">
            <text:p>62,2</text:p>
          </table:table-cell>
          <table:table-cell table:formula="of:=LN(([.F23]-[.$D$4])/([.$C$18]-[.$D$4]))" office:value-type="float" office:value="-0.214682133652421" calcext:value-type="float">
            <text:p>-0,214682133652421</text:p>
          </table:table-cell>
          <table:table-cell table:formula="of:=SQRT((0.1/([.$C$18]-[.$D$4]))^2+(0.1*([.$C$18]-[.$D$4])*(([.F23]-[.$D$4])/([.$C$18]-[.$D$4])^2-1/([.F23]-[.$D$4]))^2)+(0.1/([.F23]-[.$D$4]))^2)" office:value-type="float" office:value="0.0185204282064572" calcext:value-type="float">
            <text:p>0,018520428206457</text:p>
          </table:table-cell>
          <table:table-cell office:value-type="float" office:value="70.8" calcext:value-type="float">
            <text:p>70,8</text:p>
          </table:table-cell>
          <table:table-cell table:formula="of:=LN(([.I23]-[.$D$4])/([.$C$18]-[.$D$4]))" office:value-type="float" office:value="-0.0401513786462345" calcext:value-type="float">
            <text:p>-0,040151378646235</text:p>
          </table:table-cell>
          <table:table-cell table:formula="of:=SQRT((0.1/([.$C$18]-[.$D$4]))^2+(0.1*([.$C$18]-[.$D$4])*(([.I23]-[.$D$4])/([.$C$18]-[.$D$4])^2-1/([.I23]-[.$D$4]))^2)+(0.1/([.I23]-[.$D$4]))^2)" office:value-type="float" office:value="0.00426731895217673" calcext:value-type="float">
            <text:p>0,0042673189521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0.9" calcext:value-type="float">
            <text:p>60,9</text:p>
          </table:table-cell>
          <table:table-cell table:formula="of:=LN(([.C24]-[.$D$4])/([.$C$18]-[.$D$4]))" office:value-type="float" office:value="-0.243930562778653" calcext:value-type="float">
            <text:p>-0,243930562778653</text:p>
          </table:table-cell>
          <table:table-cell table:formula="of:=SQRT((0.1/([.$C$18]-[.$D$4]))^2+(0.1*([.$C$18]-[.$D$4])*(([.C24]-[.$D$4])/([.$C$18]-[.$D$4])^2-1/([.C24]-[.$D$4]))^2)+(0.1/([.C24]-[.$D$4]))^2)" office:value-type="float" office:value="0.0210404454887095" calcext:value-type="float">
            <text:p>0,02104044548871</text:p>
          </table:table-cell>
          <table:table-cell office:value-type="float" office:value="60.3" calcext:value-type="float">
            <text:p>60,3</text:p>
          </table:table-cell>
          <table:table-cell table:formula="of:=LN(([.F24]-[.$D$4])/([.$C$18]-[.$D$4]))" office:value-type="float" office:value="-0.257723884910989" calcext:value-type="float">
            <text:p>-0,257723884910989</text:p>
          </table:table-cell>
          <table:table-cell table:formula="of:=SQRT((0.1/([.$C$18]-[.$D$4]))^2+(0.1*([.$C$18]-[.$D$4])*(([.F24]-[.$D$4])/([.$C$18]-[.$D$4])^2-1/([.F24]-[.$D$4]))^2)+(0.1/([.F24]-[.$D$4]))^2)" office:value-type="float" office:value="0.0222365483632561" calcext:value-type="float">
            <text:p>0,022236548363256</text:p>
          </table:table-cell>
          <table:table-cell office:value-type="float" office:value="68" calcext:value-type="float">
            <text:p>68</text:p>
          </table:table-cell>
          <table:table-cell table:formula="of:=LN(([.I24]-[.$D$4])/([.$C$18]-[.$D$4]))" office:value-type="float" office:value="-0.0937014566045765" calcext:value-type="float">
            <text:p>-0,093701456604577</text:p>
          </table:table-cell>
          <table:table-cell table:formula="of:=SQRT((0.1/([.$C$18]-[.$D$4]))^2+(0.1*([.$C$18]-[.$D$4])*(([.I24]-[.$D$4])/([.$C$18]-[.$D$4])^2-1/([.I24]-[.$D$4]))^2)+(0.1/([.I24]-[.$D$4]))^2)" office:value-type="float" office:value="0.00837079973343051" calcext:value-type="float">
            <text:p>0,0083707997334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61.3" calcext:value-type="float">
            <text:p>61,3</text:p>
          </table:table-cell>
          <table:table-cell table:formula="of:=LN(([.C25]-[.$D$4])/([.$C$18]-[.$D$4]))" office:value-type="float" office:value="-0.234839591077401" calcext:value-type="float">
            <text:p>-0,234839591077401</text:p>
          </table:table-cell>
          <table:table-cell table:formula="of:=SQRT((0.1/([.$C$18]-[.$D$4]))^2+(0.1*([.$C$18]-[.$D$4])*(([.C25]-[.$D$4])/([.$C$18]-[.$D$4])^2-1/([.C25]-[.$D$4]))^2)+(0.1/([.C25]-[.$D$4]))^2)" office:value-type="float" office:value="0.0202548174653682" calcext:value-type="float">
            <text:p>0,020254817465368</text:p>
          </table:table-cell>
          <table:table-cell office:value-type="float" office:value="59" calcext:value-type="float">
            <text:p>59</text:p>
          </table:table-cell>
          <table:table-cell table:formula="of:=LN(([.F25]-[.$D$4])/([.$C$18]-[.$D$4]))" office:value-type="float" office:value="-0.288278553232961" calcext:value-type="float">
            <text:p>-0,288278553232961</text:p>
          </table:table-cell>
          <table:table-cell table:formula="of:=SQRT((0.1/([.$C$18]-[.$D$4]))^2+(0.1*([.$C$18]-[.$D$4])*(([.F25]-[.$D$4])/([.$C$18]-[.$D$4])^2-1/([.F25]-[.$D$4]))^2)+(0.1/([.F25]-[.$D$4]))^2)" office:value-type="float" office:value="0.0249041888669373" calcext:value-type="float">
            <text:p>0,024904188866937</text:p>
          </table:table-cell>
          <table:table-cell office:value-type="float" office:value="67" calcext:value-type="float">
            <text:p>67</text:p>
          </table:table-cell>
          <table:table-cell table:formula="of:=LN(([.I25]-[.$D$4])/([.$C$18]-[.$D$4]))" office:value-type="float" office:value="-0.113543377403581" calcext:value-type="float">
            <text:p>-0,113543377403581</text:p>
          </table:table-cell>
          <table:table-cell table:formula="of:=SQRT((0.1/([.$C$18]-[.$D$4]))^2+(0.1*([.$C$18]-[.$D$4])*(([.I25]-[.$D$4])/([.$C$18]-[.$D$4])^2-1/([.I25]-[.$D$4]))^2)+(0.1/([.I25]-[.$D$4]))^2)" office:value-type="float" office:value="0.00999322341368105" calcext:value-type="float">
            <text:p>0,0099932234136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9.8" calcext:value-type="float">
            <text:p>59,8</text:p>
          </table:table-cell>
          <table:table-cell table:formula="of:=LN(([.C26]-[.$D$4])/([.$C$18]-[.$D$4]))" office:value-type="float" office:value="-0.269365459926475" calcext:value-type="float">
            <text:p>-0,269365459926475</text:p>
          </table:table-cell>
          <table:table-cell table:formula="of:=SQRT((0.1/([.$C$18]-[.$D$4]))^2+(0.1*([.$C$18]-[.$D$4])*(([.C26]-[.$D$4])/([.$C$18]-[.$D$4])^2-1/([.C26]-[.$D$4]))^2)+(0.1/([.C26]-[.$D$4]))^2)" office:value-type="float" office:value="0.0232499664136673" calcext:value-type="float">
            <text:p>0,023249966413667</text:p>
          </table:table-cell>
          <table:table-cell office:value-type="float" office:value="57.3" calcext:value-type="float">
            <text:p>57,3</text:p>
          </table:table-cell>
          <table:table-cell table:formula="of:=LN(([.F26]-[.$D$4])/([.$C$18]-[.$D$4]))" office:value-type="float" office:value="-0.329697384536078" calcext:value-type="float">
            <text:p>-0,329697384536078</text:p>
          </table:table-cell>
          <table:table-cell table:formula="of:=SQRT((0.1/([.$C$18]-[.$D$4]))^2+(0.1*([.$C$18]-[.$D$4])*(([.F26]-[.$D$4])/([.$C$18]-[.$D$4])^2-1/([.F26]-[.$D$4]))^2)+(0.1/([.F26]-[.$D$4]))^2)" office:value-type="float" office:value="0.0285622665902318" calcext:value-type="float">
            <text:p>0,028562266590232</text:p>
          </table:table-cell>
          <table:table-cell office:value-type="float" office:value="65.9" calcext:value-type="float">
            <text:p>65,9</text:p>
          </table:table-cell>
          <table:table-cell table:formula="of:=LN(([.I26]-[.$D$4])/([.$C$18]-[.$D$4]))" office:value-type="float" office:value="-0.135834067301952" calcext:value-type="float">
            <text:p>-0,135834067301952</text:p>
          </table:table-cell>
          <table:table-cell table:formula="of:=SQRT((0.1/([.$C$18]-[.$D$4]))^2+(0.1*([.$C$18]-[.$D$4])*(([.I26]-[.$D$4])/([.$C$18]-[.$D$4])^2-1/([.I26]-[.$D$4]))^2)+(0.1/([.I26]-[.$D$4]))^2)" office:value-type="float" office:value="0.0118423480972541" calcext:value-type="float">
            <text:p>0,0118423480972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58.3" calcext:value-type="float">
            <text:p>58,3</text:p>
          </table:table-cell>
          <table:table-cell table:formula="of:=LN(([.C27]-[.$D$4])/([.$C$18]-[.$D$4]))" office:value-type="float" office:value="-0.305126123805573" calcext:value-type="float">
            <text:p>-0,305126123805573</text:p>
          </table:table-cell>
          <table:table-cell table:formula="of:=SQRT((0.1/([.$C$18]-[.$D$4]))^2+(0.1*([.$C$18]-[.$D$4])*(([.C27]-[.$D$4])/([.$C$18]-[.$D$4])^2-1/([.C27]-[.$D$4]))^2)+(0.1/([.C27]-[.$D$4]))^2)" office:value-type="float" office:value="0.0263861388364247" calcext:value-type="float">
            <text:p>0,026386138836425</text:p>
          </table:table-cell>
          <table:table-cell office:value-type="float" office:value="56.1" calcext:value-type="float">
            <text:p>56,1</text:p>
          </table:table-cell>
          <table:table-cell table:formula="of:=LN(([.F27]-[.$D$4])/([.$C$18]-[.$D$4]))" office:value-type="float" office:value="-0.360002734031407" calcext:value-type="float">
            <text:p>-0,360002734031407</text:p>
          </table:table-cell>
          <table:table-cell table:formula="of:=SQRT((0.1/([.$C$18]-[.$D$4]))^2+(0.1*([.$C$18]-[.$D$4])*(([.F27]-[.$D$4])/([.$C$18]-[.$D$4])^2-1/([.F27]-[.$D$4]))^2)+(0.1/([.F27]-[.$D$4]))^2)" office:value-type="float" office:value="0.0312717376635022" calcext:value-type="float">
            <text:p>0,031271737663502</text:p>
          </table:table-cell>
          <table:table-cell office:value-type="float" office:value="67.2" calcext:value-type="float">
            <text:p>67,2</text:p>
          </table:table-cell>
          <table:table-cell table:formula="of:=LN(([.I27]-[.$D$4])/([.$C$18]-[.$D$4]))" office:value-type="float" office:value="-0.109543372070234" calcext:value-type="float">
            <text:p>-0,109543372070234</text:p>
          </table:table-cell>
          <table:table-cell table:formula="of:=SQRT((0.1/([.$C$18]-[.$D$4]))^2+(0.1*([.$C$18]-[.$D$4])*(([.I27]-[.$D$4])/([.$C$18]-[.$D$4])^2-1/([.I27]-[.$D$4]))^2)+(0.1/([.I27]-[.$D$4]))^2)" office:value-type="float" office:value="0.00966406141731137" calcext:value-type="float">
            <text:p>0,0096640614173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7.1" calcext:value-type="float">
            <text:p>57,1</text:p>
          </table:table-cell>
          <table:table-cell table:formula="of:=LN(([.C28]-[.$D$4])/([.$C$18]-[.$D$4]))" office:value-type="float" office:value="-0.334684926047117" calcext:value-type="float">
            <text:p>-0,334684926047117</text:p>
          </table:table-cell>
          <table:table-cell table:formula="of:=SQRT((0.1/([.$C$18]-[.$D$4]))^2+(0.1*([.$C$18]-[.$D$4])*(([.C28]-[.$D$4])/([.$C$18]-[.$D$4])^2-1/([.C28]-[.$D$4]))^2)+(0.1/([.C28]-[.$D$4]))^2)" office:value-type="float" office:value="0.0290062000730979" calcext:value-type="float">
            <text:p>0,029006200073098</text:p>
          </table:table-cell>
          <table:table-cell office:value-type="float" office:value="54.9" calcext:value-type="float">
            <text:p>54,9</text:p>
          </table:table-cell>
          <table:table-cell table:formula="of:=LN(([.F28]-[.$D$4])/([.$C$18]-[.$D$4]))" office:value-type="float" office:value="-0.391255277535511" calcext:value-type="float">
            <text:p>-0,391255277535511</text:p>
          </table:table-cell>
          <table:table-cell table:formula="of:=SQRT((0.1/([.$C$18]-[.$D$4]))^2+(0.1*([.$C$18]-[.$D$4])*(([.F28]-[.$D$4])/([.$C$18]-[.$D$4])^2-1/([.F28]-[.$D$4]))^2)+(0.1/([.F28]-[.$D$4]))^2)" office:value-type="float" office:value="0.0340974512805597" calcext:value-type="float">
            <text:p>0,03409745128056</text:p>
          </table:table-cell>
          <table:table-cell office:value-type="float" office:value="65.5" calcext:value-type="float">
            <text:p>65,5</text:p>
          </table:table-cell>
          <table:table-cell table:formula="of:=LN(([.I28]-[.$D$4])/([.$C$18]-[.$D$4]))" office:value-type="float" office:value="-0.144064566438467" calcext:value-type="float">
            <text:p>-0,144064566438467</text:p>
          </table:table-cell>
          <table:table-cell table:formula="of:=SQRT((0.1/([.$C$18]-[.$D$4]))^2+(0.1*([.$C$18]-[.$D$4])*(([.I28]-[.$D$4])/([.$C$18]-[.$D$4])^2-1/([.I28]-[.$D$4]))^2)+(0.1/([.I28]-[.$D$4]))^2)" office:value-type="float" office:value="0.0125304290670622" calcext:value-type="float">
            <text:p>0,0125304290670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6.4" calcext:value-type="float">
            <text:p>56,4</text:p>
          </table:table-cell>
          <table:table-cell table:formula="of:=LN(([.C29]-[.$D$4])/([.$C$18]-[.$D$4]))" office:value-type="float" office:value="-0.352339861285838" calcext:value-type="float">
            <text:p>-0,352339861285838</text:p>
          </table:table-cell>
          <table:table-cell table:formula="of:=SQRT((0.1/([.$C$18]-[.$D$4]))^2+(0.1*([.$C$18]-[.$D$4])*(([.C29]-[.$D$4])/([.$C$18]-[.$D$4])^2-1/([.C29]-[.$D$4]))^2)+(0.1/([.C29]-[.$D$4]))^2)" office:value-type="float" office:value="0.0305838731866185" calcext:value-type="float">
            <text:p>0,030583873186619</text:p>
          </table:table-cell>
          <table:table-cell office:value-type="float" office:value="52.8" calcext:value-type="float">
            <text:p>52,8</text:p>
          </table:table-cell>
          <table:table-cell table:formula="of:=LN(([.F29]-[.$D$4])/([.$C$18]-[.$D$4]))" office:value-type="float" office:value="-0.44841369137546" calcext:value-type="float">
            <text:p>-0,44841369137546</text:p>
          </table:table-cell>
          <table:table-cell table:formula="of:=SQRT((0.1/([.$C$18]-[.$D$4]))^2+(0.1*([.$C$18]-[.$D$4])*(([.F29]-[.$D$4])/([.$C$18]-[.$D$4])^2-1/([.F29]-[.$D$4]))^2)+(0.1/([.F29]-[.$D$4]))^2)" office:value-type="float" office:value="0.0393563753360405" calcext:value-type="float">
            <text:p>0,039356375336041</text:p>
          </table:table-cell>
          <table:table-cell office:value-type="float" office:value="65.6" calcext:value-type="float">
            <text:p>65,6</text:p>
          </table:table-cell>
          <table:table-cell table:formula="of:=LN(([.I29]-[.$D$4])/([.$C$18]-[.$D$4]))" office:value-type="float" office:value="-0.142000582217616" calcext:value-type="float">
            <text:p>-0,142000582217616</text:p>
          </table:table-cell>
          <table:table-cell table:formula="of:=SQRT((0.1/([.$C$18]-[.$D$4]))^2+(0.1*([.$C$18]-[.$D$4])*(([.I29]-[.$D$4])/([.$C$18]-[.$D$4])^2-1/([.I29]-[.$D$4]))^2)+(0.1/([.I29]-[.$D$4]))^2)" office:value-type="float" office:value="0.0123576403425906" calcext:value-type="float">
            <text:p>0,01235764034259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55.5" calcext:value-type="float">
            <text:p>55,5</text:p>
          </table:table-cell>
          <table:table-cell table:formula="of:=LN(([.C30]-[.$D$4])/([.$C$18]-[.$D$4]))" office:value-type="float" office:value="-0.375506920567372" calcext:value-type="float">
            <text:p>-0,375506920567372</text:p>
          </table:table-cell>
          <table:table-cell table:formula="of:=SQRT((0.1/([.$C$18]-[.$D$4]))^2+(0.1*([.$C$18]-[.$D$4])*(([.C30]-[.$D$4])/([.$C$18]-[.$D$4])^2-1/([.C30]-[.$D$4]))^2)+(0.1/([.C30]-[.$D$4]))^2)" office:value-type="float" office:value="0.032669406224326" calcext:value-type="float">
            <text:p>0,032669406224326</text:p>
          </table:table-cell>
          <table:table-cell office:value-type="float" office:value="52.5" calcext:value-type="float">
            <text:p>52,5</text:p>
          </table:table-cell>
          <table:table-cell table:formula="of:=LN(([.F30]-[.$D$4])/([.$C$18]-[.$D$4]))" office:value-type="float" office:value="-0.456852560021325" calcext:value-type="float">
            <text:p>-0,456852560021325</text:p>
          </table:table-cell>
          <table:table-cell table:formula="of:=SQRT((0.1/([.$C$18]-[.$D$4]))^2+(0.1*([.$C$18]-[.$D$4])*(([.F30]-[.$D$4])/([.$C$18]-[.$D$4])^2-1/([.F30]-[.$D$4]))^2)+(0.1/([.F30]-[.$D$4]))^2)" office:value-type="float" office:value="0.0401435156841596" calcext:value-type="float">
            <text:p>0,04014351568416</text:p>
          </table:table-cell>
          <table:table-cell office:value-type="float" office:value="64.3" calcext:value-type="float">
            <text:p>64,3</text:p>
          </table:table-cell>
          <table:table-cell table:formula="of:=LN(([.I30]-[.$D$4])/([.$C$18]-[.$D$4]))" office:value-type="float" office:value="-0.169170487569544" calcext:value-type="float">
            <text:p>-0,169170487569544</text:p>
          </table:table-cell>
          <table:table-cell table:formula="of:=SQRT((0.1/([.$C$18]-[.$D$4]))^2+(0.1*([.$C$18]-[.$D$4])*(([.I30]-[.$D$4])/([.$C$18]-[.$D$4])^2-1/([.I30]-[.$D$4]))^2)+(0.1/([.I30]-[.$D$4]))^2)" office:value-type="float" office:value="0.0146435826753008" calcext:value-type="float">
            <text:p>0,0146435826753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4.2" calcext:value-type="float">
            <text:p>54,2</text:p>
          </table:table-cell>
          <table:table-cell table:formula="of:=LN(([.C31]-[.$D$4])/([.$C$18]-[.$D$4]))" office:value-type="float" office:value="-0.409947410547664" calcext:value-type="float">
            <text:p>-0,409947410547664</text:p>
          </table:table-cell>
          <table:table-cell table:formula="of:=SQRT((0.1/([.$C$18]-[.$D$4]))^2+(0.1*([.$C$18]-[.$D$4])*(([.C31]-[.$D$4])/([.$C$18]-[.$D$4])^2-1/([.C31]-[.$D$4]))^2)+(0.1/([.C31]-[.$D$4]))^2)" office:value-type="float" office:value="0.035803809001478" calcext:value-type="float">
            <text:p>0,035803809001478</text:p>
          </table:table-cell>
          <table:table-cell office:value-type="float" office:value="51.4" calcext:value-type="float">
            <text:p>51,4</text:p>
          </table:table-cell>
          <table:table-cell table:formula="of:=LN(([.F31]-[.$D$4])/([.$C$18]-[.$D$4]))" office:value-type="float" office:value="-0.488419025989159" calcext:value-type="float">
            <text:p>-0,488419025989159</text:p>
          </table:table-cell>
          <table:table-cell table:formula="of:=SQRT((0.1/([.$C$18]-[.$D$4]))^2+(0.1*([.$C$18]-[.$D$4])*(([.F31]-[.$D$4])/([.$C$18]-[.$D$4])^2-1/([.F31]-[.$D$4]))^2)+(0.1/([.F31]-[.$D$4]))^2)" office:value-type="float" office:value="0.0431141243953943" calcext:value-type="float">
            <text:p>0,043114124395394</text:p>
          </table:table-cell>
          <table:table-cell office:value-type="float" office:value="63.4" calcext:value-type="float">
            <text:p>63,4</text:p>
          </table:table-cell>
          <table:table-cell table:formula="of:=LN(([.I31]-[.$D$4])/([.$C$18]-[.$D$4]))" office:value-type="float" office:value="-0.188422419068865" calcext:value-type="float">
            <text:p>-0,188422419068865</text:p>
          </table:table-cell>
          <table:table-cell table:formula="of:=SQRT((0.1/([.$C$18]-[.$D$4]))^2+(0.1*([.$C$18]-[.$D$4])*(([.I31]-[.$D$4])/([.$C$18]-[.$D$4])^2-1/([.I31]-[.$D$4]))^2)+(0.1/([.I31]-[.$D$4]))^2)" office:value-type="float" office:value="0.0162767428418892" calcext:value-type="float">
            <text:p>0,0162767428418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52.2" calcext:value-type="float">
            <text:p>52,2</text:p>
          </table:table-cell>
          <table:table-cell table:formula="of:=LN(([.C32]-[.$D$4])/([.$C$18]-[.$D$4]))" office:value-type="float" office:value="-0.465363249689233" calcext:value-type="float">
            <text:p>-0,465363249689233</text:p>
          </table:table-cell>
          <table:table-cell table:formula="of:=SQRT((0.1/([.$C$18]-[.$D$4]))^2+(0.1*([.$C$18]-[.$D$4])*(([.C32]-[.$D$4])/([.$C$18]-[.$D$4])^2-1/([.C32]-[.$D$4]))^2)+(0.1/([.C32]-[.$D$4]))^2)" office:value-type="float" office:value="0.0409403018198705" calcext:value-type="float">
            <text:p>0,040940301819871</text:p>
          </table:table-cell>
          <table:table-cell office:value-type="float" office:value="50.6" calcext:value-type="float">
            <text:p>50,6</text:p>
          </table:table-cell>
          <table:table-cell table:formula="of:=LN(([.F32]-[.$D$4])/([.$C$18]-[.$D$4]))" office:value-type="float" office:value="-0.512018941330033" calcext:value-type="float">
            <text:p>-0,512018941330033</text:p>
          </table:table-cell>
          <table:table-cell table:formula="of:=SQRT((0.1/([.$C$18]-[.$D$4]))^2+(0.1*([.$C$18]-[.$D$4])*(([.F32]-[.$D$4])/([.$C$18]-[.$D$4])^2-1/([.F32]-[.$D$4]))^2)+(0.1/([.F32]-[.$D$4]))^2)" office:value-type="float" office:value="0.0453633126781934" calcext:value-type="float">
            <text:p>0,045363312678193</text:p>
          </table:table-cell>
          <table:table-cell office:value-type="float" office:value="61.4" calcext:value-type="float">
            <text:p>61,4</text:p>
          </table:table-cell>
          <table:table-cell table:formula="of:=LN(([.I32]-[.$D$4])/([.$C$18]-[.$D$4]))" office:value-type="float" office:value="-0.232579703109964" calcext:value-type="float">
            <text:p>-0,232579703109964</text:p>
          </table:table-cell>
          <table:table-cell table:formula="of:=SQRT((0.1/([.$C$18]-[.$D$4]))^2+(0.1*([.$C$18]-[.$D$4])*(([.I32]-[.$D$4])/([.$C$18]-[.$D$4])^2-1/([.I32]-[.$D$4]))^2)+(0.1/([.I32]-[.$D$4]))^2)" office:value-type="float" office:value="0.0200598523711961" calcext:value-type="float">
            <text:p>0,0200598523711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2" calcext:value-type="float">
            <text:p>52</text:p>
          </table:table-cell>
          <table:table-cell table:formula="of:=LN(([.C33]-[.$D$4])/([.$C$18]-[.$D$4]))" office:value-type="float" office:value="-0.471077550952672" calcext:value-type="float">
            <text:p>-0,471077550952672</text:p>
          </table:table-cell>
          <table:table-cell table:formula="of:=SQRT((0.1/([.$C$18]-[.$D$4]))^2+(0.1*([.$C$18]-[.$D$4])*(([.C33]-[.$D$4])/([.$C$18]-[.$D$4])^2-1/([.C33]-[.$D$4]))^2)+(0.1/([.C33]-[.$D$4]))^2)" office:value-type="float" office:value="0.0414769727135403" calcext:value-type="float">
            <text:p>0,04147697271354</text:p>
          </table:table-cell>
          <table:table-cell office:value-type="float" office:value="49.7" calcext:value-type="float">
            <text:p>49,7</text:p>
          </table:table-cell>
          <table:table-cell table:formula="of:=LN(([.F33]-[.$D$4])/([.$C$18]-[.$D$4]))" office:value-type="float" office:value="-0.539252091788391" calcext:value-type="float">
            <text:p>-0,539252091788391</text:p>
          </table:table-cell>
          <table:table-cell table:formula="of:=SQRT((0.1/([.$C$18]-[.$D$4]))^2+(0.1*([.$C$18]-[.$D$4])*(([.F33]-[.$D$4])/([.$C$18]-[.$D$4])^2-1/([.F33]-[.$D$4]))^2)+(0.1/([.F33]-[.$D$4]))^2)" office:value-type="float" office:value="0.0479905853193918" calcext:value-type="float">
            <text:p>0,047990585319392</text:p>
          </table:table-cell>
          <table:table-cell office:value-type="float" office:value="60.4" calcext:value-type="float">
            <text:p>60,4</text:p>
          </table:table-cell>
          <table:table-cell table:formula="of:=LN(([.I33]-[.$D$4])/([.$C$18]-[.$D$4]))" office:value-type="float" office:value="-0.255411745152609" calcext:value-type="float">
            <text:p>-0,255411745152609</text:p>
          </table:table-cell>
          <table:table-cell table:formula="of:=SQRT((0.1/([.$C$18]-[.$D$4]))^2+(0.1*([.$C$18]-[.$D$4])*(([.I33]-[.$D$4])/([.$C$18]-[.$D$4])^2-1/([.I33]-[.$D$4]))^2)+(0.1/([.I33]-[.$D$4]))^2)" office:value-type="float" office:value="0.0220357007450327" calcext:value-type="float">
            <text:p>0,0220357007450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50.9" calcext:value-type="float">
            <text:p>50,9</text:p>
          </table:table-cell>
          <table:table-cell table:formula="of:=LN(([.C34]-[.$D$4])/([.$C$18]-[.$D$4]))" office:value-type="float" office:value="-0.50310357767208" calcext:value-type="float">
            <text:p>-0,50310357767208</text:p>
          </table:table-cell>
          <table:table-cell table:formula="of:=SQRT((0.1/([.$C$18]-[.$D$4]))^2+(0.1*([.$C$18]-[.$D$4])*(([.C34]-[.$D$4])/([.$C$18]-[.$D$4])^2-1/([.C34]-[.$D$4]))^2)+(0.1/([.C34]-[.$D$4]))^2)" office:value-type="float" office:value="0.0445106984783809" calcext:value-type="float">
            <text:p>0,044510698478381</text:p>
          </table:table-cell>
          <table:table-cell office:value-type="float" office:value="49.1" calcext:value-type="float">
            <text:p>49,1</text:p>
          </table:table-cell>
          <table:table-cell table:formula="of:=LN(([.F34]-[.$D$4])/([.$C$18]-[.$D$4]))" office:value-type="float" office:value="-0.557828477361327" calcext:value-type="float">
            <text:p>-0,557828477361327</text:p>
          </table:table-cell>
          <table:table-cell table:formula="of:=SQRT((0.1/([.$C$18]-[.$D$4]))^2+(0.1*([.$C$18]-[.$D$4])*(([.F34]-[.$D$4])/([.$C$18]-[.$D$4])^2-1/([.F34]-[.$D$4]))^2)+(0.1/([.F34]-[.$D$4]))^2)" office:value-type="float" office:value="0.0498031919668941" calcext:value-type="float">
            <text:p>0,049803191966894</text:p>
          </table:table-cell>
          <table:table-cell office:value-type="float" office:value="59.4" calcext:value-type="float">
            <text:p>59,4</text:p>
          </table:table-cell>
          <table:table-cell table:formula="of:=LN(([.I34]-[.$D$4])/([.$C$18]-[.$D$4]))" office:value-type="float" office:value="-0.278777294108821" calcext:value-type="float">
            <text:p>-0,278777294108821</text:p>
          </table:table-cell>
          <table:table-cell table:formula="of:=SQRT((0.1/([.$C$18]-[.$D$4]))^2+(0.1*([.$C$18]-[.$D$4])*(([.I34]-[.$D$4])/([.$C$18]-[.$D$4])^2-1/([.I34]-[.$D$4]))^2)+(0.1/([.I34]-[.$D$4]))^2)" office:value-type="float" office:value="0.0240719435608556" calcext:value-type="float">
            <text:p>0,0240719435608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50.5" calcext:value-type="float">
            <text:p>50,5</text:p>
          </table:table-cell>
          <table:table-cell table:formula="of:=LN(([.C35]-[.$D$4])/([.$C$18]-[.$D$4]))" office:value-type="float" office:value="-0.515008480178399" calcext:value-type="float">
            <text:p>-0,515008480178399</text:p>
          </table:table-cell>
          <table:table-cell table:formula="of:=SQRT((0.1/([.$C$18]-[.$D$4]))^2+(0.1*([.$C$18]-[.$D$4])*(([.C35]-[.$D$4])/([.$C$18]-[.$D$4])^2-1/([.C35]-[.$D$4]))^2)+(0.1/([.C35]-[.$D$4]))^2)" office:value-type="float" office:value="0.0456500277312134" calcext:value-type="float">
            <text:p>0,045650027731213</text:p>
          </table:table-cell>
          <table:table-cell office:value-type="float" office:value="48" calcext:value-type="float">
            <text:p>48</text:p>
          </table:table-cell>
          <table:table-cell table:formula="of:=LN(([.F35]-[.$D$4])/([.$C$18]-[.$D$4]))" office:value-type="float" office:value="-0.592808196257354" calcext:value-type="float">
            <text:p>-0,592808196257354</text:p>
          </table:table-cell>
          <table:table-cell table:formula="of:=SQRT((0.1/([.$C$18]-[.$D$4]))^2+(0.1*([.$C$18]-[.$D$4])*(([.F35]-[.$D$4])/([.$C$18]-[.$D$4])^2-1/([.F35]-[.$D$4]))^2)+(0.1/([.F35]-[.$D$4]))^2)" office:value-type="float" office:value="0.053263860759201" calcext:value-type="float">
            <text:p>0,053263860759201</text:p>
          </table:table-cell>
          <table:table-cell office:value-type="float" office:value="60.6" calcext:value-type="float">
            <text:p>60,6</text:p>
          </table:table-cell>
          <table:table-cell table:formula="of:=LN(([.I35]-[.$D$4])/([.$C$18]-[.$D$4]))" office:value-type="float" office:value="-0.250803442066415" calcext:value-type="float">
            <text:p>-0,250803442066415</text:p>
          </table:table-cell>
          <table:table-cell table:formula="of:=SQRT((0.1/([.$C$18]-[.$D$4]))^2+(0.1*([.$C$18]-[.$D$4])*(([.I35]-[.$D$4])/([.$C$18]-[.$D$4])^2-1/([.I35]-[.$D$4]))^2)+(0.1/([.I35]-[.$D$4]))^2)" office:value-type="float" office:value="0.0216358125141285" calcext:value-type="float">
            <text:p>0,0216358125141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9.4" calcext:value-type="float">
            <text:p>49,4</text:p>
          </table:table-cell>
          <table:table-cell table:formula="of:=LN(([.C36]-[.$D$4])/([.$C$18]-[.$D$4]))" office:value-type="float" office:value="-0.548497149932443" calcext:value-type="float">
            <text:p>-0,548497149932443</text:p>
          </table:table-cell>
          <table:table-cell table:formula="of:=SQRT((0.1/([.$C$18]-[.$D$4]))^2+(0.1*([.$C$18]-[.$D$4])*(([.C36]-[.$D$4])/([.$C$18]-[.$D$4])^2-1/([.C36]-[.$D$4]))^2)+(0.1/([.C36]-[.$D$4]))^2)" office:value-type="float" office:value="0.0488905538426863" calcext:value-type="float">
            <text:p>0,048890553842686</text:p>
          </table:table-cell>
          <table:table-cell table:number-columns-repeated="3"/>
          <table:table-cell office:value-type="float" office:value="59.4" calcext:value-type="float">
            <text:p>59,4</text:p>
          </table:table-cell>
          <table:table-cell table:formula="of:=LN(([.I36]-[.$D$4])/([.$C$18]-[.$D$4]))" office:value-type="float" office:value="-0.278777294108821" calcext:value-type="float">
            <text:p>-0,278777294108821</text:p>
          </table:table-cell>
          <table:table-cell table:formula="of:=SQRT((0.1/([.$C$18]-[.$D$4]))^2+(0.1*([.$C$18]-[.$D$4])*(([.I36]-[.$D$4])/([.$C$18]-[.$D$4])^2-1/([.I36]-[.$D$4]))^2)+(0.1/([.I36]-[.$D$4]))^2)" office:value-type="float" office:value="0.0240719435608556" calcext:value-type="float">
            <text:p>0,0240719435608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9.1" calcext:value-type="float">
            <text:p>49,1</text:p>
          </table:table-cell>
          <table:table-cell table:formula="of:=LN(([.C37]-[.$D$4])/([.$C$18]-[.$D$4]))" office:value-type="float" office:value="-0.557828477361327" calcext:value-type="float">
            <text:p>-0,557828477361327</text:p>
          </table:table-cell>
          <table:table-cell table:formula="of:=SQRT((0.1/([.$C$18]-[.$D$4]))^2+(0.1*([.$C$18]-[.$D$4])*(([.C37]-[.$D$4])/([.$C$18]-[.$D$4])^2-1/([.C37]-[.$D$4]))^2)+(0.1/([.C37]-[.$D$4]))^2)" office:value-type="float" office:value="0.0498031919668941" calcext:value-type="float">
            <text:p>0,049803191966894</text:p>
          </table:table-cell>
          <table:table-cell table:number-columns-repeated="3"/>
          <table:table-cell office:value-type="float" office:value="59.2" calcext:value-type="float">
            <text:p>59,2</text:p>
          </table:table-cell>
          <table:table-cell table:formula="of:=LN(([.I37]-[.$D$4])/([.$C$18]-[.$D$4]))" office:value-type="float" office:value="-0.283516639472718" calcext:value-type="float">
            <text:p>-0,283516639472718</text:p>
          </table:table-cell>
          <table:table-cell table:formula="of:=SQRT((0.1/([.$C$18]-[.$D$4]))^2+(0.1*([.$C$18]-[.$D$4])*(([.I37]-[.$D$4])/([.$C$18]-[.$D$4])^2-1/([.I37]-[.$D$4]))^2)+(0.1/([.I37]-[.$D$4]))^2)" office:value-type="float" office:value="0.0244867662760873" calcext:value-type="float">
            <text:p>0,0244867662760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8.4" calcext:value-type="float">
            <text:p>48,4</text:p>
          </table:table-cell>
          <table:table-cell table:formula="of:=LN(([.C38]-[.$D$4])/([.$C$18]-[.$D$4]))" office:value-type="float" office:value="-0.579946282614946" calcext:value-type="float">
            <text:p>-0,579946282614946</text:p>
          </table:table-cell>
          <table:table-cell table:formula="of:=SQRT((0.1/([.$C$18]-[.$D$4]))^2+(0.1*([.$C$18]-[.$D$4])*(([.C38]-[.$D$4])/([.$C$18]-[.$D$4])^2-1/([.C38]-[.$D$4]))^2)+(0.1/([.C38]-[.$D$4]))^2)" office:value-type="float" office:value="0.0519839875254369" calcext:value-type="float">
            <text:p>0,051983987525437</text:p>
          </table:table-cell>
          <table:table-cell table:number-columns-repeated="3"/>
          <table:table-cell office:value-type="float" office:value="56.7" calcext:value-type="float">
            <text:p>56,7</text:p>
          </table:table-cell>
          <table:table-cell table:formula="of:=LN(([.I38]-[.$D$4])/([.$C$18]-[.$D$4]))" office:value-type="float" office:value="-0.344735261900618" calcext:value-type="float">
            <text:p>-0,344735261900618</text:p>
          </table:table-cell>
          <table:table-cell table:formula="of:=SQRT((0.1/([.$C$18]-[.$D$4]))^2+(0.1*([.$C$18]-[.$D$4])*(([.I38]-[.$D$4])/([.$C$18]-[.$D$4])^2-1/([.I38]-[.$D$4]))^2)+(0.1/([.I38]-[.$D$4]))^2)" office:value-type="float" office:value="0.0299031081647881" calcext:value-type="float">
            <text:p>0,0299031081647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56.6" calcext:value-type="float">
            <text:p>56,6</text:p>
          </table:table-cell>
          <table:table-cell table:formula="of:=LN(([.I39]-[.$D$4])/([.$C$18]-[.$D$4]))" office:value-type="float" office:value="-0.347263708253977" calcext:value-type="float">
            <text:p>-0,347263708253977</text:p>
          </table:table-cell>
          <table:table-cell table:formula="of:=SQRT((0.1/([.$C$18]-[.$D$4]))^2+(0.1*([.$C$18]-[.$D$4])*(([.I39]-[.$D$4])/([.$C$18]-[.$D$4])^2-1/([.I39]-[.$D$4]))^2)+(0.1/([.I39]-[.$D$4]))^2)" office:value-type="float" office:value="0.0301292506063103" calcext:value-type="float">
            <text:p>0,030129250606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number-columns-repeated="6"/>
          <table:table-cell office:value-type="float" office:value="55.6" calcext:value-type="float">
            <text:p>55,6</text:p>
          </table:table-cell>
          <table:table-cell table:formula="of:=LN(([.I40]-[.$D$4])/([.$C$18]-[.$D$4]))" office:value-type="float" office:value="-0.372906138867315" calcext:value-type="float">
            <text:p>-0,372906138867315</text:p>
          </table:table-cell>
          <table:table-cell table:formula="of:=SQRT((0.1/([.$C$18]-[.$D$4]))^2+(0.1*([.$C$18]-[.$D$4])*(([.I40]-[.$D$4])/([.$C$18]-[.$D$4])^2-1/([.I40]-[.$D$4]))^2)+(0.1/([.I40]-[.$D$4]))^2)" office:value-type="float" office:value="0.0324343892115806" calcext:value-type="float">
            <text:p>0,0324343892115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6"/>
          <table:table-cell office:value-type="float" office:value="55.6" calcext:value-type="float">
            <text:p>55,6</text:p>
          </table:table-cell>
          <table:table-cell table:formula="of:=LN(([.I41]-[.$D$4])/([.$C$18]-[.$D$4]))" office:value-type="float" office:value="-0.372906138867315" calcext:value-type="float">
            <text:p>-0,372906138867315</text:p>
          </table:table-cell>
          <table:table-cell table:formula="of:=SQRT((0.1/([.$C$18]-[.$D$4]))^2+(0.1*([.$C$18]-[.$D$4])*(([.I41]-[.$D$4])/([.$C$18]-[.$D$4])^2-1/([.I41]-[.$D$4]))^2)+(0.1/([.I41]-[.$D$4]))^2)" office:value-type="float" office:value="0.0324343892115806" calcext:value-type="float">
            <text:p>0,0324343892115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6"/>
          <table:table-cell office:value-type="float" office:value="54.4" calcext:value-type="float">
            <text:p>54,4</text:p>
          </table:table-cell>
          <table:table-cell table:formula="of:=LN(([.I42]-[.$D$4])/([.$C$18]-[.$D$4]))" office:value-type="float" office:value="-0.404571053511284" calcext:value-type="float">
            <text:p>-0,404571053511284</text:p>
          </table:table-cell>
          <table:table-cell table:formula="of:=SQRT((0.1/([.$C$18]-[.$D$4]))^2+(0.1*([.$C$18]-[.$D$4])*(([.I42]-[.$D$4])/([.$C$18]-[.$D$4])^2-1/([.I42]-[.$D$4]))^2)+(0.1/([.I42]-[.$D$4]))^2)" office:value-type="float" office:value="0.0353117215498284" calcext:value-type="float">
            <text:p>0,0353117215498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formula="of:=LN(([.I43]-[.$D$4])/([.$C$18]-[.$D$4]))" office:value-type="float" office:value="-0.415352829114572" calcext:value-type="float">
            <text:p>-0,415352829114572</text:p>
          </table:table-cell>
          <table:table-cell table:formula="of:=SQRT((0.1/([.$C$18]-[.$D$4]))^2+(0.1*([.$C$18]-[.$D$4])*(([.I43]-[.$D$4])/([.$C$18]-[.$D$4])^2-1/([.I43]-[.$D$4]))^2)+(0.1/([.I43]-[.$D$4]))^2)" office:value-type="float" office:value="0.0362996288239666" calcext:value-type="float">
            <text:p>0,0362996288239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6"/>
          <table:table-cell office:value-type="float" office:value="53.5" calcext:value-type="float">
            <text:p>53,5</text:p>
          </table:table-cell>
          <table:table-cell table:formula="of:=LN(([.I44]-[.$D$4])/([.$C$18]-[.$D$4]))" office:value-type="float" office:value="-0.428995605518358" calcext:value-type="float">
            <text:p>-0,428995605518358</text:p>
          </table:table-cell>
          <table:table-cell table:formula="of:=SQRT((0.1/([.$C$18]-[.$D$4]))^2+(0.1*([.$C$18]-[.$D$4])*(([.I44]-[.$D$4])/([.$C$18]-[.$D$4])^2-1/([.I44]-[.$D$4]))^2)+(0.1/([.I44]-[.$D$4]))^2)" office:value-type="float" office:value="0.0375559035039813" calcext:value-type="float">
            <text:p>0,03755590350398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number-columns-repeated="6"/>
          <table:table-cell office:value-type="float" office:value="52.9" calcext:value-type="float">
            <text:p>52,9</text:p>
          </table:table-cell>
          <table:table-cell table:formula="of:=LN(([.I45]-[.$D$4])/([.$C$18]-[.$D$4]))" office:value-type="float" office:value="-0.445616486754399" calcext:value-type="float">
            <text:p>-0,445616486754399</text:p>
          </table:table-cell>
          <table:table-cell table:formula="of:=SQRT((0.1/([.$C$18]-[.$D$4]))^2+(0.1*([.$C$18]-[.$D$4])*(([.I45]-[.$D$4])/([.$C$18]-[.$D$4])^2-1/([.I45]-[.$D$4]))^2)+(0.1/([.I45]-[.$D$4]))^2)" office:value-type="float" office:value="0.0390960973406326" calcext:value-type="float">
            <text:p>0,0390960973406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52.2" calcext:value-type="float">
            <text:p>52,2</text:p>
          </table:table-cell>
          <table:table-cell table:formula="of:=LN(([.I46]-[.$D$4])/([.$C$18]-[.$D$4]))" office:value-type="float" office:value="-0.465363249689233" calcext:value-type="float">
            <text:p>-0,465363249689233</text:p>
          </table:table-cell>
          <table:table-cell table:formula="of:=SQRT((0.1/([.$C$18]-[.$D$4]))^2+(0.1*([.$C$18]-[.$D$4])*(([.I46]-[.$D$4])/([.$C$18]-[.$D$4])^2-1/([.I46]-[.$D$4]))^2)+(0.1/([.I46]-[.$D$4]))^2)" office:value-type="float" office:value="0.0409403018198705" calcext:value-type="float">
            <text:p>0,0409403018198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6"/>
          <table:table-cell office:value-type="float" office:value="51.5" calcext:value-type="float">
            <text:p>51,5</text:p>
          </table:table-cell>
          <table:table-cell table:formula="of:=LN(([.I47]-[.$D$4])/([.$C$18]-[.$D$4]))" office:value-type="float" office:value="-0.485507815781701" calcext:value-type="float">
            <text:p>-0,485507815781701</text:p>
          </table:table-cell>
          <table:table-cell table:formula="of:=SQRT((0.1/([.$C$18]-[.$D$4]))^2+(0.1*([.$C$18]-[.$D$4])*(([.I47]-[.$D$4])/([.$C$18]-[.$D$4])^2-1/([.I47]-[.$D$4]))^2)+(0.1/([.I47]-[.$D$4]))^2)" office:value-type="float" office:value="0.0428383818594327" calcext:value-type="float">
            <text:p>0,0428383818594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6"/>
          <table:table-cell office:value-type="float" office:value="51.5" calcext:value-type="float">
            <text:p>51,5</text:p>
          </table:table-cell>
          <table:table-cell table:formula="of:=LN(([.I48]-[.$D$4])/([.$C$18]-[.$D$4]))" office:value-type="float" office:value="-0.485507815781701" calcext:value-type="float">
            <text:p>-0,485507815781701</text:p>
          </table:table-cell>
          <table:table-cell table:formula="of:=SQRT((0.1/([.$C$18]-[.$D$4]))^2+(0.1*([.$C$18]-[.$D$4])*(([.I48]-[.$D$4])/([.$C$18]-[.$D$4])^2-1/([.I48]-[.$D$4]))^2)+(0.1/([.I48]-[.$D$4]))^2)" office:value-type="float" office:value="0.0428383818594327" calcext:value-type="float">
            <text:p>0,0428383818594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6"/>
          <table:table-cell office:value-type="float" office:value="51.2" calcext:value-type="float">
            <text:p>51,2</text:p>
          </table:table-cell>
          <table:table-cell table:formula="of:=LN(([.I49]-[.$D$4])/([.$C$18]-[.$D$4]))" office:value-type="float" office:value="-0.494266995871582" calcext:value-type="float">
            <text:p>-0,494266995871582</text:p>
          </table:table-cell>
          <table:table-cell table:formula="of:=SQRT((0.1/([.$C$18]-[.$D$4]))^2+(0.1*([.$C$18]-[.$D$4])*(([.I49]-[.$D$4])/([.$C$18]-[.$D$4])^2-1/([.I49]-[.$D$4]))^2)+(0.1/([.I49]-[.$D$4]))^2)" office:value-type="float" office:value="0.0436691505944268" calcext:value-type="float">
            <text:p>0,0436691505944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number-columns-repeated="6"/>
          <table:table-cell office:value-type="float" office:value="50.4" calcext:value-type="float">
            <text:p>50,4</text:p>
          </table:table-cell>
          <table:table-cell table:formula="of:=LN(([.I50]-[.$D$4])/([.$C$18]-[.$D$4]))" office:value-type="float" office:value="-0.518006983174655" calcext:value-type="float">
            <text:p>-0,518006983174655</text:p>
          </table:table-cell>
          <table:table-cell table:formula="of:=SQRT((0.1/([.$C$18]-[.$D$4]))^2+(0.1*([.$C$18]-[.$D$4])*(([.I50]-[.$D$4])/([.$C$18]-[.$D$4])^2-1/([.I50]-[.$D$4]))^2)+(0.1/([.I50]-[.$D$4]))^2)" office:value-type="float" office:value="0.0459380166516863" calcext:value-type="float">
            <text:p>0,0459380166516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7:34:10.631250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6:07:34.513583527</meta:creation-date>
    <dc:date>2019-11-16T17:47:40.805396901</dc:date>
    <meta:editing-duration>PT37M58S</meta:editing-duration>
    <meta:editing-cycles>4</meta:editing-cycles>
    <meta:generator>LibreOffice/6.2.8.2$Linux_X86_64 LibreOffice_project/20$Build-2</meta:generator>
    <meta:document-statistic meta:table-count="1" meta:cell-count="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E16:Sheet1.E38" chart:error-lower-range="Sheet1.E16:Sheet1.E38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heet1.E16:Sheet1.E38" chart:error-lower-range="Sheet1.E16:Sheet1.E38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chart:link-data-style-to-source="true" chart:error-category="cell-range" chart:error-upper-range="Sheet1.H16:Sheet1.H35" chart:error-lower-range="Sheet1.H16:Sheet1.H3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chart:error-upper-indicator="true" chart:error-lower-indicator="true" chart:error-category="cell-range" chart:error-upper-range="Sheet1.H16:Sheet1.H35" chart:error-lower-range="Sheet1.H16:Sheet1.H3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K16:Sheet1.K50" chart:error-lower-range="Sheet1.K16:Sheet1.K50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5" style:family="chart">
      <style:chart-properties chart:error-upper-indicator="true" chart:error-lower-indicator="true" chart:error-category="cell-range" chart:error-upper-range="Sheet1.K16:Sheet1.K50" chart:error-lower-range="Sheet1.K16:Sheet1.K50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2.956cm" style:legend-expansion="high" chart:style-name="ch2"/>
        <chart:plot-area chart:style-name="ch3" table:cell-range-address="Sheet1.B16:Sheet1.B38 Sheet1.D17:Sheet1.D38 Sheet1.G16:Sheet1.G35 Sheet1.J16:Sheet1.J50" chart:data-source-has-labels="row" svg:x="0.32cm" svg:y="0.18cm" svg:width="11.502cm" svg:height="8.64cm">
          <chartooo:coordinate-region svg:x="1.153cm" svg:y="0.379cm" svg:width="10.29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7:Sheet1.D38" loext:label-string="agua1" chart:class="chart:scatter">
            <chart:domain table:cell-range-address="Sheet1.B16:Sheet1.B38"/>
            <chart:regression-curve chart:style-name="ch7"/>
            <chart:error-indicator chart:style-name="ch8" chart:dimension="y"/>
            <chart:data-point chart:repeated="14"/>
            <chart:data-point chart:style-name="ch9"/>
            <chart:data-point chart:repeated="8"/>
          </chart:series>
          <chart:series chart:style-name="ch10" chart:values-cell-range-address="Sheet1.G16:Sheet1.G35" loext:label-string="agua2" chart:class="chart:scatter">
            <chart:domain table:cell-range-address="Sheet1.B16:Sheet1.B35"/>
            <chart:regression-curve chart:style-name="ch11"/>
            <chart:error-indicator chart:style-name="ch12" chart:dimension="y"/>
            <chart:data-point chart:repeated="20"/>
          </chart:series>
          <chart:series chart:style-name="ch13" chart:values-cell-range-address="Sheet1.J16:Sheet1.J50" loext:label-string="glicerina" chart:class="chart:scatter">
            <chart:domain table:cell-range-address="Sheet1.B16:Sheet1.B50"/>
            <chart:regression-curve chart:style-name="ch14"/>
            <chart:error-indicator chart:style-name="ch15" chart:dimension="y"/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gua1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agua2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B</text:p>
              </table:table-cell>
              <table:table-cell office:value-type="string">
                <text:p>glicerina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6:Sheet1.B38</svg:desc>
                </draw:g>
              </table:table-cell>
              <table:table-cell office:value-type="float" office:value="0.0334243955172784">
                <text:p>0.0334243955172784</text:p>
                <draw:g>
                  <svg:desc>Sheet1.D17:Sheet1.D38</svg:desc>
                </draw:g>
              </table:table-cell>
              <table:table-cell office:value-type="float" office:value="0.00765122879533466">
                <text:p>0.00765122879533466</text:p>
                <draw:g>
                  <svg:desc>Sheet1.E16:Sheet1.E38</svg:desc>
                </draw:g>
              </table:table-cell>
              <table:table-cell office:value-type="float" office:value="0.00765122879533466">
                <text:p>0.00765122879533466</text:p>
                <draw:g>
                  <svg:desc>Sheet1.E16:Sheet1.E38</svg:desc>
                </draw:g>
              </table:table-cell>
              <table:table-cell office:value-type="float" office:value="0">
                <text:p>0</text:p>
                <draw:g>
                  <svg:desc>Sheet1.B16:Sheet1.B35</svg:desc>
                </draw:g>
              </table:table-cell>
              <table:table-cell office:value-type="float" office:value="0.0954727946514187">
                <text:p>0.0954727946514187</text:p>
                <draw:g>
                  <svg:desc>Sheet1.G16:Sheet1.G35</svg:desc>
                </draw:g>
              </table:table-cell>
              <table:table-cell office:value-type="float" office:value="0.0084419512919549">
                <text:p>0.0084419512919549</text:p>
                <draw:g>
                  <svg:desc>Sheet1.H16:Sheet1.H35</svg:desc>
                </draw:g>
              </table:table-cell>
              <table:table-cell office:value-type="float" office:value="0.0084419512919549">
                <text:p>0.0084419512919549</text:p>
                <draw:g>
                  <svg:desc>Sheet1.H16:Sheet1.H35</svg:desc>
                </draw:g>
              </table:table-cell>
              <table:table-cell office:value-type="float" office:value="0">
                <text:p>0</text:p>
                <draw:g>
                  <svg:desc>Sheet1.B16:Sheet1.B50</svg:desc>
                </draw:g>
              </table:table-cell>
              <table:table-cell office:value-type="float" office:value="0.0840254088110679">
                <text:p>0.0840254088110679</text:p>
                <draw:g>
                  <svg:desc>Sheet1.J16:Sheet1.J50</svg:desc>
                </draw:g>
              </table:table-cell>
              <table:table-cell office:value-type="float" office:value="0.00751964581489425">
                <text:p>0.00751964581489425</text:p>
                <draw:g>
                  <svg:desc>Sheet1.K16:Sheet1.K50</svg:desc>
                </draw:g>
              </table:table-cell>
              <table:table-cell office:value-type="float" office:value="0.00751964581489425">
                <text:p>0.00751964581489425</text:p>
                <draw:g>
                  <svg:desc>Sheet1.K16:Sheet1.K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376704614926985">
                <text:p>0.00376704614926985</text:p>
              </table:table-cell>
              <table:table-cell office:value-type="float" office:value="0.00376704614926985">
                <text:p>0.00376704614926985</text:p>
              </table:table-cell>
              <table:table-cell office:value-type="float" office:value="30">
                <text:p>30</text:p>
              </table:table-cell>
              <table:table-cell office:value-type="float" office:value="0.0420377131953933">
                <text:p>0.0420377131953933</text:p>
              </table:table-cell>
              <table:table-cell office:value-type="float" office:value="0.00433532016013488">
                <text:p>0.00433532016013488</text:p>
              </table:table-cell>
              <table:table-cell office:value-type="float" office:value="0.00433532016013488">
                <text:p>0.00433532016013488</text:p>
              </table:table-cell>
              <table:table-cell office:value-type="float" office:value="30">
                <text:p>30</text:p>
              </table:table-cell>
              <table:table-cell office:value-type="float" office:value="0.0807305129142153">
                <text:p>0.0807305129142153</text:p>
              </table:table-cell>
              <table:table-cell office:value-type="float" office:value="0.00725678245416232">
                <text:p>0.00725678245416232</text:p>
              </table:table-cell>
              <table:table-cell office:value-type="float" office:value="0.00725678245416232">
                <text:p>0.00725678245416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-0.0495059838134549">
                <text:p>-0.0495059838134549</text:p>
              </table:table-cell>
              <table:table-cell office:value-type="float" office:value="0.00252989903823452">
                <text:p>0.00252989903823452</text:p>
              </table:table-cell>
              <table:table-cell office:value-type="float" office:value="0.00252989903823452">
                <text:p>0.00252989903823452</text:p>
              </table:table-cell>
              <table:table-cell office:value-type="float" office:value="60">
                <text:p>60</text:p>
              </table:table-cell>
              <table:table-cell office:value-type="float" office:value="-0.0089847864078153">
                <text:p>-0.0089847864078153</text:p>
              </table:table-cell>
              <table:table-cell office:value-type="float" office:value="0.00265256087016735">
                <text:p>0.00265256087016735</text:p>
              </table:table-cell>
              <table:table-cell office:value-type="float" office:value="0.00265256087016735">
                <text:p>0.00265256087016735</text:p>
              </table:table-cell>
              <table:table-cell office:value-type="float" office:value="60">
                <text:p>60</text:p>
              </table:table-cell>
              <table:table-cell office:value-type="float" office:value="0.0691121249603502">
                <text:p>0.0691121249603502</text:p>
              </table:table-cell>
              <table:table-cell office:value-type="float" office:value="0.00634196318420758">
                <text:p>0.00634196318420758</text:p>
              </table:table-cell>
              <table:table-cell office:value-type="float" office:value="0.00634196318420758">
                <text:p>0.00634196318420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-0.0917387474367278">
                <text:p>-0.0917387474367278</text:p>
              </table:table-cell>
              <table:table-cell office:value-type="float" office:value="0.00492799448534306">
                <text:p>0.00492799448534306</text:p>
              </table:table-cell>
              <table:table-cell office:value-type="float" office:value="0.00492799448534306">
                <text:p>0.00492799448534306</text:p>
              </table:table-cell>
              <table:table-cell office:value-type="float" office:value="90">
                <text:p>90</text:p>
              </table:table-cell>
              <table:table-cell office:value-type="float" office:value="-0.0476280489892545">
                <text:p>-0.0476280489892545</text:p>
              </table:table-cell>
              <table:table-cell office:value-type="float" office:value="0.00479213527300343">
                <text:p>0.00479213527300343</text:p>
              </table:table-cell>
              <table:table-cell office:value-type="float" office:value="0.00479213527300343">
                <text:p>0.00479213527300343</text:p>
              </table:table-cell>
              <table:table-cell office:value-type="float" office:value="90">
                <text:p>90</text:p>
              </table:table-cell>
              <table:table-cell office:value-type="float" office:value="0.0488753466729972">
                <text:p>0.0488753466729972</text:p>
              </table:table-cell>
              <table:table-cell office:value-type="float" office:value="0.00481760974781783">
                <text:p>0.00481760974781783</text:p>
              </table:table-cell>
              <table:table-cell office:value-type="float" office:value="0.00481760974781783">
                <text:p>0.0048176097478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-0.10754935346337">
                <text:p>-0.10754935346337</text:p>
              </table:table-cell>
              <table:table-cell office:value-type="float" office:value="0.00821193097876317">
                <text:p>0.00821193097876317</text:p>
              </table:table-cell>
              <table:table-cell office:value-type="float" office:value="0.00821193097876317">
                <text:p>0.00821193097876317</text:p>
              </table:table-cell>
              <table:table-cell office:value-type="float" office:value="120">
                <text:p>120</text:p>
              </table:table-cell>
              <table:table-cell office:value-type="float" office:value="-0.113543377403581">
                <text:p>-0.113543377403581</text:p>
              </table:table-cell>
              <table:table-cell office:value-type="float" office:value="0.00999322341368105">
                <text:p>0.00999322341368105</text:p>
              </table:table-cell>
              <table:table-cell office:value-type="float" office:value="0.00999322341368105">
                <text:p>0.00999322341368105</text:p>
              </table:table-cell>
              <table:table-cell office:value-type="float" office:value="120">
                <text:p>120</text:p>
              </table:table-cell>
              <table:table-cell office:value-type="float" office:value="0.0403209745763386">
                <text:p>0.0403209745763386</text:p>
              </table:table-cell>
              <table:table-cell office:value-type="float" office:value="0.0042180862982871">
                <text:p>0.0042180862982871</text:p>
              </table:table-cell>
              <table:table-cell office:value-type="float" office:value="0.0042180862982871">
                <text:p>0.0042180862982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-0.135834067301952">
                <text:p>-0.135834067301952</text:p>
              </table:table-cell>
              <table:table-cell office:value-type="float" office:value="0.00950032918808619">
                <text:p>0.00950032918808619</text:p>
              </table:table-cell>
              <table:table-cell office:value-type="float" office:value="0.00950032918808619">
                <text:p>0.00950032918808619</text:p>
              </table:table-cell>
              <table:table-cell office:value-type="float" office:value="150">
                <text:p>150</text:p>
              </table:table-cell>
              <table:table-cell office:value-type="float" office:value="-0.144064566438467">
                <text:p>-0.144064566438467</text:p>
              </table:table-cell>
              <table:table-cell office:value-type="float" office:value="0.0125304290670622">
                <text:p>0.0125304290670622</text:p>
              </table:table-cell>
              <table:table-cell office:value-type="float" office:value="0.0125304290670622">
                <text:p>0.0125304290670622</text:p>
              </table:table-cell>
              <table:table-cell office:value-type="float" office:value="150">
                <text:p>150</text:p>
              </table:table-cell>
              <table:table-cell office:value-type="float" office:value="-0.00538117890451671">
                <text:p>-0.00538117890451671</text:p>
              </table:table-cell>
              <table:table-cell office:value-type="float" office:value="0.00257725146790368">
                <text:p>0.00257725146790368</text:p>
              </table:table-cell>
              <table:table-cell office:value-type="float" office:value="0.00257725146790368">
                <text:p>0.00257725146790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-0.17554670470882">
                <text:p>-0.17554670470882</text:p>
              </table:table-cell>
              <table:table-cell office:value-type="float" office:value="0.0118423480972541">
                <text:p>0.0118423480972541</text:p>
              </table:table-cell>
              <table:table-cell office:value-type="float" office:value="0.0118423480972541">
                <text:p>0.0118423480972541</text:p>
              </table:table-cell>
              <table:table-cell office:value-type="float" office:value="180">
                <text:p>180</text:p>
              </table:table-cell>
              <table:table-cell office:value-type="float" office:value="-0.181963839029453">
                <text:p>-0.181963839029453</text:p>
              </table:table-cell>
              <table:table-cell office:value-type="float" office:value="0.0157277081241181">
                <text:p>0.0157277081241181</text:p>
              </table:table-cell>
              <table:table-cell office:value-type="float" office:value="0.0157277081241181">
                <text:p>0.0157277081241181</text:p>
              </table:table-cell>
              <table:table-cell office:value-type="float" office:value="180">
                <text:p>180</text:p>
              </table:table-cell>
              <table:table-cell office:value-type="float" office:value="-0.0198741862070835">
                <text:p>-0.0198741862070835</text:p>
              </table:table-cell>
              <table:table-cell office:value-type="float" office:value="0.00305890207040723">
                <text:p>0.00305890207040723</text:p>
              </table:table-cell>
              <table:table-cell office:value-type="float" office:value="0.00305890207040723">
                <text:p>0.00305890207040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-0.243930562778653">
                <text:p>-0.243930562778653</text:p>
              </table:table-cell>
              <table:table-cell office:value-type="float" office:value="0.0151833331552393">
                <text:p>0.0151833331552393</text:p>
              </table:table-cell>
              <table:table-cell office:value-type="float" office:value="0.0151833331552393">
                <text:p>0.0151833331552393</text:p>
              </table:table-cell>
              <table:table-cell office:value-type="float" office:value="210">
                <text:p>210</text:p>
              </table:table-cell>
              <table:table-cell office:value-type="float" office:value="-0.214682133652421">
                <text:p>-0.214682133652421</text:p>
              </table:table-cell>
              <table:table-cell office:value-type="float" office:value="0.0185204282064572">
                <text:p>0.0185204282064572</text:p>
              </table:table-cell>
              <table:table-cell office:value-type="float" office:value="0.0185204282064572">
                <text:p>0.0185204282064572</text:p>
              </table:table-cell>
              <table:table-cell office:value-type="float" office:value="210">
                <text:p>210</text:p>
              </table:table-cell>
              <table:table-cell office:value-type="float" office:value="-0.0401513786462345">
                <text:p>-0.0401513786462345</text:p>
              </table:table-cell>
              <table:table-cell office:value-type="float" office:value="0.00426731895217673">
                <text:p>0.00426731895217673</text:p>
              </table:table-cell>
              <table:table-cell office:value-type="float" office:value="0.00426731895217673">
                <text:p>0.00426731895217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-0.234839591077401">
                <text:p>-0.234839591077401</text:p>
              </table:table-cell>
              <table:table-cell office:value-type="float" office:value="0.0210404454887095">
                <text:p>0.0210404454887095</text:p>
              </table:table-cell>
              <table:table-cell office:value-type="float" office:value="0.0210404454887095">
                <text:p>0.0210404454887095</text:p>
              </table:table-cell>
              <table:table-cell office:value-type="float" office:value="240">
                <text:p>240</text:p>
              </table:table-cell>
              <table:table-cell office:value-type="float" office:value="-0.257723884910989">
                <text:p>-0.257723884910989</text:p>
              </table:table-cell>
              <table:table-cell office:value-type="float" office:value="0.0222365483632561">
                <text:p>0.0222365483632561</text:p>
              </table:table-cell>
              <table:table-cell office:value-type="float" office:value="0.0222365483632561">
                <text:p>0.0222365483632561</text:p>
              </table:table-cell>
              <table:table-cell office:value-type="float" office:value="240">
                <text:p>240</text:p>
              </table:table-cell>
              <table:table-cell office:value-type="float" office:value="-0.0937014566045765">
                <text:p>-0.0937014566045765</text:p>
              </table:table-cell>
              <table:table-cell office:value-type="float" office:value="0.00837079973343051">
                <text:p>0.00837079973343051</text:p>
              </table:table-cell>
              <table:table-cell office:value-type="float" office:value="0.00837079973343051">
                <text:p>0.00837079973343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-0.269365459926475">
                <text:p>-0.269365459926475</text:p>
              </table:table-cell>
              <table:table-cell office:value-type="float" office:value="0.0202548174653682">
                <text:p>0.0202548174653682</text:p>
              </table:table-cell>
              <table:table-cell office:value-type="float" office:value="0.0202548174653682">
                <text:p>0.0202548174653682</text:p>
              </table:table-cell>
              <table:table-cell office:value-type="float" office:value="270">
                <text:p>270</text:p>
              </table:table-cell>
              <table:table-cell office:value-type="float" office:value="-0.288278553232961">
                <text:p>-0.288278553232961</text:p>
              </table:table-cell>
              <table:table-cell office:value-type="float" office:value="0.0249041888669373">
                <text:p>0.0249041888669373</text:p>
              </table:table-cell>
              <table:table-cell office:value-type="float" office:value="0.0249041888669373">
                <text:p>0.0249041888669373</text:p>
              </table:table-cell>
              <table:table-cell office:value-type="float" office:value="270">
                <text:p>270</text:p>
              </table:table-cell>
              <table:table-cell office:value-type="float" office:value="-0.113543377403581">
                <text:p>-0.113543377403581</text:p>
              </table:table-cell>
              <table:table-cell office:value-type="float" office:value="0.00999322341368105">
                <text:p>0.00999322341368105</text:p>
              </table:table-cell>
              <table:table-cell office:value-type="float" office:value="0.00999322341368105">
                <text:p>0.00999322341368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0.305126123805573">
                <text:p>-0.305126123805573</text:p>
              </table:table-cell>
              <table:table-cell office:value-type="float" office:value="0.0232499664136673">
                <text:p>0.0232499664136673</text:p>
              </table:table-cell>
              <table:table-cell office:value-type="float" office:value="0.0232499664136673">
                <text:p>0.0232499664136673</text:p>
              </table:table-cell>
              <table:table-cell office:value-type="float" office:value="300">
                <text:p>300</text:p>
              </table:table-cell>
              <table:table-cell office:value-type="float" office:value="-0.329697384536078">
                <text:p>-0.329697384536078</text:p>
              </table:table-cell>
              <table:table-cell office:value-type="float" office:value="0.0285622665902318">
                <text:p>0.0285622665902318</text:p>
              </table:table-cell>
              <table:table-cell office:value-type="float" office:value="0.0285622665902318">
                <text:p>0.0285622665902318</text:p>
              </table:table-cell>
              <table:table-cell office:value-type="float" office:value="300">
                <text:p>300</text:p>
              </table:table-cell>
              <table:table-cell office:value-type="float" office:value="-0.135834067301952">
                <text:p>-0.135834067301952</text:p>
              </table:table-cell>
              <table:table-cell office:value-type="float" office:value="0.0118423480972541">
                <text:p>0.0118423480972541</text:p>
              </table:table-cell>
              <table:table-cell office:value-type="float" office:value="0.0118423480972541">
                <text:p>0.0118423480972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-0.334684926047117">
                <text:p>-0.334684926047117</text:p>
              </table:table-cell>
              <table:table-cell office:value-type="float" office:value="0.0263861388364247">
                <text:p>0.0263861388364247</text:p>
              </table:table-cell>
              <table:table-cell office:value-type="float" office:value="0.0263861388364247">
                <text:p>0.0263861388364247</text:p>
              </table:table-cell>
              <table:table-cell office:value-type="float" office:value="330">
                <text:p>330</text:p>
              </table:table-cell>
              <table:table-cell office:value-type="float" office:value="-0.360002734031407">
                <text:p>-0.360002734031407</text:p>
              </table:table-cell>
              <table:table-cell office:value-type="float" office:value="0.0312717376635022">
                <text:p>0.0312717376635022</text:p>
              </table:table-cell>
              <table:table-cell office:value-type="float" office:value="0.0312717376635022">
                <text:p>0.0312717376635022</text:p>
              </table:table-cell>
              <table:table-cell office:value-type="float" office:value="330">
                <text:p>330</text:p>
              </table:table-cell>
              <table:table-cell office:value-type="float" office:value="-0.109543372070234">
                <text:p>-0.109543372070234</text:p>
              </table:table-cell>
              <table:table-cell office:value-type="float" office:value="0.00966406141731137">
                <text:p>0.00966406141731137</text:p>
              </table:table-cell>
              <table:table-cell office:value-type="float" office:value="0.00966406141731137">
                <text:p>0.00966406141731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-0.352339861285838">
                <text:p>-0.352339861285838</text:p>
              </table:table-cell>
              <table:table-cell office:value-type="float" office:value="0.0290062000730979">
                <text:p>0.0290062000730979</text:p>
              </table:table-cell>
              <table:table-cell office:value-type="float" office:value="0.0290062000730979">
                <text:p>0.0290062000730979</text:p>
              </table:table-cell>
              <table:table-cell office:value-type="float" office:value="360">
                <text:p>360</text:p>
              </table:table-cell>
              <table:table-cell office:value-type="float" office:value="-0.391255277535511">
                <text:p>-0.391255277535511</text:p>
              </table:table-cell>
              <table:table-cell office:value-type="float" office:value="0.0340974512805597">
                <text:p>0.0340974512805597</text:p>
              </table:table-cell>
              <table:table-cell office:value-type="float" office:value="0.0340974512805597">
                <text:p>0.0340974512805597</text:p>
              </table:table-cell>
              <table:table-cell office:value-type="float" office:value="360">
                <text:p>360</text:p>
              </table:table-cell>
              <table:table-cell office:value-type="float" office:value="-0.144064566438467">
                <text:p>-0.144064566438467</text:p>
              </table:table-cell>
              <table:table-cell office:value-type="float" office:value="0.0125304290670622">
                <text:p>0.0125304290670622</text:p>
              </table:table-cell>
              <table:table-cell office:value-type="float" office:value="0.0125304290670622">
                <text:p>0.0125304290670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-0.375506920567372">
                <text:p>-0.375506920567372</text:p>
              </table:table-cell>
              <table:table-cell office:value-type="float" office:value="0.0305838731866185">
                <text:p>0.0305838731866185</text:p>
              </table:table-cell>
              <table:table-cell office:value-type="float" office:value="0.0305838731866185">
                <text:p>0.0305838731866185</text:p>
              </table:table-cell>
              <table:table-cell office:value-type="float" office:value="390">
                <text:p>390</text:p>
              </table:table-cell>
              <table:table-cell office:value-type="float" office:value="-0.44841369137546">
                <text:p>-0.44841369137546</text:p>
              </table:table-cell>
              <table:table-cell office:value-type="float" office:value="0.0393563753360405">
                <text:p>0.0393563753360405</text:p>
              </table:table-cell>
              <table:table-cell office:value-type="float" office:value="0.0393563753360405">
                <text:p>0.0393563753360405</text:p>
              </table:table-cell>
              <table:table-cell office:value-type="float" office:value="390">
                <text:p>390</text:p>
              </table:table-cell>
              <table:table-cell office:value-type="float" office:value="-0.142000582217616">
                <text:p>-0.142000582217616</text:p>
              </table:table-cell>
              <table:table-cell office:value-type="float" office:value="0.0123576403425906">
                <text:p>0.0123576403425906</text:p>
              </table:table-cell>
              <table:table-cell office:value-type="float" office:value="0.0123576403425906">
                <text:p>0.0123576403425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-0.409947410547664">
                <text:p>-0.409947410547664</text:p>
              </table:table-cell>
              <table:table-cell office:value-type="float" office:value="0.032669406224326">
                <text:p>0.032669406224326</text:p>
              </table:table-cell>
              <table:table-cell office:value-type="float" office:value="0.032669406224326">
                <text:p>0.032669406224326</text:p>
              </table:table-cell>
              <table:table-cell office:value-type="float" office:value="420">
                <text:p>420</text:p>
              </table:table-cell>
              <table:table-cell office:value-type="float" office:value="-0.456852560021325">
                <text:p>-0.456852560021325</text:p>
              </table:table-cell>
              <table:table-cell office:value-type="float" office:value="0.0401435156841596">
                <text:p>0.0401435156841596</text:p>
              </table:table-cell>
              <table:table-cell office:value-type="float" office:value="0.0401435156841596">
                <text:p>0.0401435156841596</text:p>
              </table:table-cell>
              <table:table-cell office:value-type="float" office:value="420">
                <text:p>420</text:p>
              </table:table-cell>
              <table:table-cell office:value-type="float" office:value="-0.169170487569544">
                <text:p>-0.169170487569544</text:p>
              </table:table-cell>
              <table:table-cell office:value-type="float" office:value="0.0146435826753008">
                <text:p>0.0146435826753008</text:p>
              </table:table-cell>
              <table:table-cell office:value-type="float" office:value="0.0146435826753008">
                <text:p>0.0146435826753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-0.465363249689233">
                <text:p>-0.465363249689233</text:p>
              </table:table-cell>
              <table:table-cell office:value-type="float" office:value="0.035803809001478">
                <text:p>0.035803809001478</text:p>
              </table:table-cell>
              <table:table-cell office:value-type="float" office:value="0.035803809001478">
                <text:p>0.035803809001478</text:p>
              </table:table-cell>
              <table:table-cell office:value-type="float" office:value="450">
                <text:p>450</text:p>
              </table:table-cell>
              <table:table-cell office:value-type="float" office:value="-0.488419025989159">
                <text:p>-0.488419025989159</text:p>
              </table:table-cell>
              <table:table-cell office:value-type="float" office:value="0.0431141243953943">
                <text:p>0.0431141243953943</text:p>
              </table:table-cell>
              <table:table-cell office:value-type="float" office:value="0.0431141243953943">
                <text:p>0.0431141243953943</text:p>
              </table:table-cell>
              <table:table-cell office:value-type="float" office:value="450">
                <text:p>450</text:p>
              </table:table-cell>
              <table:table-cell office:value-type="float" office:value="-0.188422419068865">
                <text:p>-0.188422419068865</text:p>
              </table:table-cell>
              <table:table-cell office:value-type="float" office:value="0.0162767428418892">
                <text:p>0.0162767428418892</text:p>
              </table:table-cell>
              <table:table-cell office:value-type="float" office:value="0.0162767428418892">
                <text:p>0.0162767428418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-0.471077550952672">
                <text:p>-0.471077550952672</text:p>
              </table:table-cell>
              <table:table-cell office:value-type="float" office:value="0.0409403018198705">
                <text:p>0.0409403018198705</text:p>
              </table:table-cell>
              <table:table-cell office:value-type="float" office:value="0.0409403018198705">
                <text:p>0.0409403018198705</text:p>
              </table:table-cell>
              <table:table-cell office:value-type="float" office:value="480">
                <text:p>480</text:p>
              </table:table-cell>
              <table:table-cell office:value-type="float" office:value="-0.512018941330033">
                <text:p>-0.512018941330033</text:p>
              </table:table-cell>
              <table:table-cell office:value-type="float" office:value="0.0453633126781934">
                <text:p>0.0453633126781934</text:p>
              </table:table-cell>
              <table:table-cell office:value-type="float" office:value="0.0453633126781934">
                <text:p>0.0453633126781934</text:p>
              </table:table-cell>
              <table:table-cell office:value-type="float" office:value="480">
                <text:p>480</text:p>
              </table:table-cell>
              <table:table-cell office:value-type="float" office:value="-0.232579703109964">
                <text:p>-0.232579703109964</text:p>
              </table:table-cell>
              <table:table-cell office:value-type="float" office:value="0.0200598523711961">
                <text:p>0.0200598523711961</text:p>
              </table:table-cell>
              <table:table-cell office:value-type="float" office:value="0.0200598523711961">
                <text:p>0.0200598523711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-0.50310357767208">
                <text:p>-0.50310357767208</text:p>
              </table:table-cell>
              <table:table-cell office:value-type="float" office:value="0.0414769727135403">
                <text:p>0.0414769727135403</text:p>
              </table:table-cell>
              <table:table-cell office:value-type="float" office:value="0.0414769727135403">
                <text:p>0.0414769727135403</text:p>
              </table:table-cell>
              <table:table-cell office:value-type="float" office:value="510">
                <text:p>510</text:p>
              </table:table-cell>
              <table:table-cell office:value-type="float" office:value="-0.539252091788391">
                <text:p>-0.539252091788391</text:p>
              </table:table-cell>
              <table:table-cell office:value-type="float" office:value="0.0479905853193918">
                <text:p>0.0479905853193918</text:p>
              </table:table-cell>
              <table:table-cell office:value-type="float" office:value="0.0479905853193918">
                <text:p>0.0479905853193918</text:p>
              </table:table-cell>
              <table:table-cell office:value-type="float" office:value="510">
                <text:p>510</text:p>
              </table:table-cell>
              <table:table-cell office:value-type="float" office:value="-0.255411745152609">
                <text:p>-0.255411745152609</text:p>
              </table:table-cell>
              <table:table-cell office:value-type="float" office:value="0.0220357007450327">
                <text:p>0.0220357007450327</text:p>
              </table:table-cell>
              <table:table-cell office:value-type="float" office:value="0.0220357007450327">
                <text:p>0.0220357007450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-0.515008480178399">
                <text:p>-0.515008480178399</text:p>
              </table:table-cell>
              <table:table-cell office:value-type="float" office:value="0.0445106984783809">
                <text:p>0.0445106984783809</text:p>
              </table:table-cell>
              <table:table-cell office:value-type="float" office:value="0.0445106984783809">
                <text:p>0.0445106984783809</text:p>
              </table:table-cell>
              <table:table-cell office:value-type="float" office:value="540">
                <text:p>540</text:p>
              </table:table-cell>
              <table:table-cell office:value-type="float" office:value="-0.557828477361327">
                <text:p>-0.557828477361327</text:p>
              </table:table-cell>
              <table:table-cell office:value-type="float" office:value="0.0498031919668941">
                <text:p>0.0498031919668941</text:p>
              </table:table-cell>
              <table:table-cell office:value-type="float" office:value="0.0498031919668941">
                <text:p>0.0498031919668941</text:p>
              </table:table-cell>
              <table:table-cell office:value-type="float" office:value="540">
                <text:p>540</text:p>
              </table:table-cell>
              <table:table-cell office:value-type="float" office:value="-0.278777294108821">
                <text:p>-0.278777294108821</text:p>
              </table:table-cell>
              <table:table-cell office:value-type="float" office:value="0.0240719435608556">
                <text:p>0.0240719435608556</text:p>
              </table:table-cell>
              <table:table-cell office:value-type="float" office:value="0.0240719435608556">
                <text:p>0.0240719435608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-0.548497149932443">
                <text:p>-0.548497149932443</text:p>
              </table:table-cell>
              <table:table-cell office:value-type="float" office:value="0.0456500277312134">
                <text:p>0.0456500277312134</text:p>
              </table:table-cell>
              <table:table-cell office:value-type="float" office:value="0.0456500277312134">
                <text:p>0.0456500277312134</text:p>
              </table:table-cell>
              <table:table-cell office:value-type="float" office:value="570">
                <text:p>570</text:p>
              </table:table-cell>
              <table:table-cell office:value-type="float" office:value="-0.592808196257354">
                <text:p>-0.592808196257354</text:p>
              </table:table-cell>
              <table:table-cell office:value-type="float" office:value="0.053263860759201">
                <text:p>0.053263860759201</text:p>
              </table:table-cell>
              <table:table-cell office:value-type="float" office:value="0.053263860759201">
                <text:p>0.053263860759201</text:p>
              </table:table-cell>
              <table:table-cell office:value-type="float" office:value="570">
                <text:p>570</text:p>
              </table:table-cell>
              <table:table-cell office:value-type="float" office:value="-0.250803442066415">
                <text:p>-0.250803442066415</text:p>
              </table:table-cell>
              <table:table-cell office:value-type="float" office:value="0.0216358125141285">
                <text:p>0.0216358125141285</text:p>
              </table:table-cell>
              <table:table-cell office:value-type="float" office:value="0.0216358125141285">
                <text:p>0.0216358125141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-0.557828477361327">
                <text:p>-0.557828477361327</text:p>
              </table:table-cell>
              <table:table-cell office:value-type="float" office:value="0.0488905538426863">
                <text:p>0.0488905538426863</text:p>
              </table:table-cell>
              <table:table-cell office:value-type="float" office:value="0.0488905538426863">
                <text:p>0.048890553842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-0.278777294108821">
                <text:p>-0.278777294108821</text:p>
              </table:table-cell>
              <table:table-cell office:value-type="float" office:value="0.0240719435608556">
                <text:p>0.0240719435608556</text:p>
              </table:table-cell>
              <table:table-cell office:value-type="float" office:value="0.0240719435608556">
                <text:p>0.0240719435608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-0.579946282614946">
                <text:p>-0.579946282614946</text:p>
              </table:table-cell>
              <table:table-cell office:value-type="float" office:value="0.0498031919668941">
                <text:p>0.0498031919668941</text:p>
              </table:table-cell>
              <table:table-cell office:value-type="float" office:value="0.0498031919668941">
                <text:p>0.049803191966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-0.283516639472718">
                <text:p>-0.283516639472718</text:p>
              </table:table-cell>
              <table:table-cell office:value-type="float" office:value="0.0244867662760873">
                <text:p>0.0244867662760873</text:p>
              </table:table-cell>
              <table:table-cell office:value-type="float" office:value="0.0244867662760873">
                <text:p>0.0244867662760873</text:p>
              </table:table-cell>
            </table:table-row>
            <table:table-row>
              <table:table-cell office:value-type="string"/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0.0519839875254369">
                <text:p>0.0519839875254369</text:p>
              </table:table-cell>
              <table:table-cell office:value-type="float" office:value="0.0519839875254369">
                <text:p>0.051983987525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-0.344735261900618">
                <text:p>-0.344735261900618</text:p>
              </table:table-cell>
              <table:table-cell office:value-type="float" office:value="0.0299031081647881">
                <text:p>0.0299031081647881</text:p>
              </table:table-cell>
              <table:table-cell office:value-type="float" office:value="0.0299031081647881">
                <text:p>0.029903108164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-0.347263708253977">
                <text:p>-0.347263708253977</text:p>
              </table:table-cell>
              <table:table-cell office:value-type="float" office:value="0.0301292506063103">
                <text:p>0.0301292506063103</text:p>
              </table:table-cell>
              <table:table-cell office:value-type="float" office:value="0.0301292506063103">
                <text:p>0.0301292506063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-0.372906138867315">
                <text:p>-0.372906138867315</text:p>
              </table:table-cell>
              <table:table-cell office:value-type="float" office:value="0.0324343892115806">
                <text:p>0.0324343892115806</text:p>
              </table:table-cell>
              <table:table-cell office:value-type="float" office:value="0.0324343892115806">
                <text:p>0.0324343892115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-0.372906138867315">
                <text:p>-0.372906138867315</text:p>
              </table:table-cell>
              <table:table-cell office:value-type="float" office:value="0.0324343892115806">
                <text:p>0.0324343892115806</text:p>
              </table:table-cell>
              <table:table-cell office:value-type="float" office:value="0.0324343892115806">
                <text:p>0.0324343892115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-0.404571053511284">
                <text:p>-0.404571053511284</text:p>
              </table:table-cell>
              <table:table-cell office:value-type="float" office:value="0.0353117215498284">
                <text:p>0.0353117215498284</text:p>
              </table:table-cell>
              <table:table-cell office:value-type="float" office:value="0.0353117215498284">
                <text:p>0.0353117215498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-0.415352829114572">
                <text:p>-0.415352829114572</text:p>
              </table:table-cell>
              <table:table-cell office:value-type="float" office:value="0.0362996288239666">
                <text:p>0.0362996288239666</text:p>
              </table:table-cell>
              <table:table-cell office:value-type="float" office:value="0.0362996288239666">
                <text:p>0.0362996288239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-0.428995605518358">
                <text:p>-0.428995605518358</text:p>
              </table:table-cell>
              <table:table-cell office:value-type="float" office:value="0.0375559035039813">
                <text:p>0.0375559035039813</text:p>
              </table:table-cell>
              <table:table-cell office:value-type="float" office:value="0.0375559035039813">
                <text:p>0.0375559035039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-0.445616486754399">
                <text:p>-0.445616486754399</text:p>
              </table:table-cell>
              <table:table-cell office:value-type="float" office:value="0.0390960973406326">
                <text:p>0.0390960973406326</text:p>
              </table:table-cell>
              <table:table-cell office:value-type="float" office:value="0.0390960973406326">
                <text:p>0.0390960973406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-0.465363249689233">
                <text:p>-0.465363249689233</text:p>
              </table:table-cell>
              <table:table-cell office:value-type="float" office:value="0.0409403018198705">
                <text:p>0.0409403018198705</text:p>
              </table:table-cell>
              <table:table-cell office:value-type="float" office:value="0.0409403018198705">
                <text:p>0.0409403018198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-0.485507815781701">
                <text:p>-0.485507815781701</text:p>
              </table:table-cell>
              <table:table-cell office:value-type="float" office:value="0.0428383818594327">
                <text:p>0.0428383818594327</text:p>
              </table:table-cell>
              <table:table-cell office:value-type="float" office:value="0.0428383818594327">
                <text:p>0.0428383818594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-0.485507815781701">
                <text:p>-0.485507815781701</text:p>
              </table:table-cell>
              <table:table-cell office:value-type="float" office:value="0.0428383818594327">
                <text:p>0.0428383818594327</text:p>
              </table:table-cell>
              <table:table-cell office:value-type="float" office:value="0.0428383818594327">
                <text:p>0.0428383818594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-0.494266995871582">
                <text:p>-0.494266995871582</text:p>
              </table:table-cell>
              <table:table-cell office:value-type="float" office:value="0.0436691505944268">
                <text:p>0.0436691505944268</text:p>
              </table:table-cell>
              <table:table-cell office:value-type="float" office:value="0.0436691505944268">
                <text:p>0.0436691505944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-0.518006983174655">
                <text:p>-0.518006983174655</text:p>
              </table:table-cell>
              <table:table-cell office:value-type="float" office:value="0.0459380166516863">
                <text:p>0.0459380166516863</text:p>
              </table:table-cell>
              <table:table-cell office:value-type="float" office:value="0.0459380166516863">
                <text:p>0.045938016651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